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8e5da" officeooo:paragraph-rsid="0008e5d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8e5da" officeooo:paragraph-rsid="0032f81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8e5da" officeooo:paragraph-rsid="00440a0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9697a" officeooo:paragraph-rsid="0009697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cf631" officeooo:paragraph-rsid="000cf63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d1985" officeooo:paragraph-rsid="000d1985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eefd0" officeooo:paragraph-rsid="000eefd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eefd0" officeooo:paragraph-rsid="0011fe43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eefd0" officeooo:paragraph-rsid="00198ed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eefd0" officeooo:paragraph-rsid="0023297a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eefd0" officeooo:paragraph-rsid="00260b9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eefd0" officeooo:paragraph-rsid="0027211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eefd0" officeooo:paragraph-rsid="00277bf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eefd0" officeooo:paragraph-rsid="0032f815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eefd0" officeooo:paragraph-rsid="0034afd4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eefd0" officeooo:paragraph-rsid="0035b6c2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eefd0" officeooo:paragraph-rsid="003856ad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0eefd0" officeooo:paragraph-rsid="004310e2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11fe43" officeooo:paragraph-rsid="0011fe43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346a9" officeooo:paragraph-rsid="001346a9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4b163" officeooo:paragraph-rsid="0014b163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161cbd" officeooo:paragraph-rsid="00161cb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161cbd" officeooo:paragraph-rsid="0042cc20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176a0d" officeooo:paragraph-rsid="00176a0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1cabc5" officeooo:paragraph-rsid="001cabc5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1e047a" officeooo:paragraph-rsid="001e047a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1ee2ab" officeooo:paragraph-rsid="001ee2ab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10017" officeooo:paragraph-rsid="00210017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2fd28" officeooo:paragraph-rsid="0022fd28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50358" officeooo:paragraph-rsid="00250358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60b93" officeooo:paragraph-rsid="00260b93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272119" officeooo:paragraph-rsid="00272119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277bf7" officeooo:paragraph-rsid="00277bf7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290f1f" officeooo:paragraph-rsid="00290f1f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2a2701" officeooo:paragraph-rsid="002a2701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2ac729" officeooo:paragraph-rsid="002ac729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2c60fd" officeooo:paragraph-rsid="002c60fd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2d751b" officeooo:paragraph-rsid="002d751b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2e7d92" officeooo:paragraph-rsid="002e7d92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07faed" officeooo:paragraph-rsid="002e7d92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07faed" officeooo:paragraph-rsid="0034afd4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07faed" officeooo:paragraph-rsid="0035b6c2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07faed" officeooo:paragraph-rsid="003856ad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07faed" officeooo:paragraph-rsid="002d751b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07faed" officeooo:paragraph-rsid="002c60fd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07faed" officeooo:paragraph-rsid="00260b93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07faed" officeooo:paragraph-rsid="001cabc5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07faed" officeooo:paragraph-rsid="0022fd28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07faed" officeooo:paragraph-rsid="00277bf7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07faed" officeooo:paragraph-rsid="00161cbd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07faed" officeooo:paragraph-rsid="00290f1f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07faed" officeooo:paragraph-rsid="00272119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07faed" officeooo:paragraph-rsid="00250358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3154d0" officeooo:paragraph-rsid="003154d0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32f815" officeooo:paragraph-rsid="0032f815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34afd4" officeooo:paragraph-rsid="0034afd4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5b6c2" officeooo:paragraph-rsid="0035b6c2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5b6c2" officeooo:paragraph-rsid="00443a6b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721df" officeooo:paragraph-rsid="003721df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3856ad" officeooo:paragraph-rsid="003856ad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3883ff" officeooo:paragraph-rsid="003883ff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3986d6" officeooo:paragraph-rsid="003986d6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3b0013" officeooo:paragraph-rsid="003b0013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3b0013" officeooo:paragraph-rsid="00440a0d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42cc20" officeooo:paragraph-rsid="0042cc20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40a0d" officeooo:paragraph-rsid="00440a0d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443a6b" officeooo:paragraph-rsid="00443a6b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08e5da" officeooo:paragraph-rsid="0008e5da" fo:background-color="#dddddd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08e5da" officeooo:paragraph-rsid="000cf631" fo:background-color="#dddddd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08e5da" officeooo:paragraph-rsid="000d1985" fo:background-color="#dddddd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08e5da" officeooo:paragraph-rsid="000eefd0" fo:background-color="#dddddd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08e5da" officeooo:paragraph-rsid="0011fe43" fo:background-color="#dddddd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08e5da" officeooo:paragraph-rsid="0014b163" fo:background-color="#dddddd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08e5da" officeooo:paragraph-rsid="00161cbd" fo:background-color="#dddddd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08e5da" officeooo:paragraph-rsid="00176a0d" fo:background-color="#dddddd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08e5da" officeooo:paragraph-rsid="001cabc5" fo:background-color="#dddddd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08e5da" officeooo:paragraph-rsid="001e047a" fo:background-color="#dddddd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08e5da" officeooo:paragraph-rsid="001ee2ab" fo:background-color="#dddddd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08e5da" officeooo:paragraph-rsid="0020992b" fo:background-color="#dddddd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08e5da" officeooo:paragraph-rsid="00210017" fo:background-color="#dddddd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08e5da" officeooo:paragraph-rsid="0022fd28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08e5da" officeooo:paragraph-rsid="0023297a" fo:background-color="#dddddd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08e5da" officeooo:paragraph-rsid="00250358" fo:background-color="#dddddd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08e5da" officeooo:paragraph-rsid="00260b93" fo:background-color="#dddddd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08e5da" officeooo:paragraph-rsid="00272119" fo:background-color="#dddddd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08e5da" officeooo:paragraph-rsid="00277bf7" fo:background-color="#dddddd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08e5da" officeooo:paragraph-rsid="00290f1f" fo:background-color="#dddddd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08e5da" officeooo:paragraph-rsid="002a2701" fo:background-color="#dddddd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08e5da" officeooo:paragraph-rsid="002ac729" fo:background-color="#dddddd" style:font-size-asian="14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08e5da" officeooo:paragraph-rsid="002c60fd" fo:background-color="#dddddd" style:font-size-asian="14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08e5da" officeooo:paragraph-rsid="002d751b" fo:background-color="#dddddd" style:font-size-asian="14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08e5da" officeooo:paragraph-rsid="002e7d92" fo:background-color="#dddddd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08e5da" officeooo:paragraph-rsid="0034afd4" fo:background-color="#dddddd" style:font-size-asian="14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08e5da" officeooo:paragraph-rsid="0035b6c2" fo:background-color="#dddddd" style:font-size-asian="14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08e5da" officeooo:paragraph-rsid="003856ad" fo:background-color="#dddddd" style:font-size-asian="14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08e5da" officeooo:paragraph-rsid="0042cc20" fo:background-color="#dddddd" style:font-size-asian="14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08e5da" officeooo:paragraph-rsid="00443a6b" fo:background-color="#dddddd" style:font-size-asian="14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07faed" officeooo:paragraph-rsid="0007faed" fo:background-color="#dddddd" style:font-size-asian="14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07faed" officeooo:paragraph-rsid="000cf631" fo:background-color="#dddddd" style:font-size-asian="14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07faed" officeooo:paragraph-rsid="000d1985" fo:background-color="#dddddd" style:font-size-asian="14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07faed" officeooo:paragraph-rsid="000eefd0" fo:background-color="#dddddd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07faed" officeooo:paragraph-rsid="0011fe43" fo:background-color="#dddddd" style:font-size-asian="14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07faed" officeooo:paragraph-rsid="0014b163" fo:background-color="#dddddd" style:font-size-asian="14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07faed" officeooo:paragraph-rsid="00176a0d" fo:background-color="#dddddd" style:font-size-asian="14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07faed" officeooo:paragraph-rsid="001ee2ab" fo:background-color="#dddddd" style:font-size-asian="14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officeooo:rsid="0007faed" officeooo:paragraph-rsid="0020992b" fo:background-color="#dddddd" style:font-size-asian="14pt" style:font-size-complex="14pt"/>
    </style:style>
    <style:style style:name="P110" style:family="paragraph" style:parent-style-name="Standard">
      <style:paragraph-properties fo:line-height="150%"/>
      <style:text-properties style:font-name="Ubuntu" fo:font-size="14pt" officeooo:rsid="0007faed" officeooo:paragraph-rsid="00210017" fo:background-color="#dddddd" style:font-size-asian="14pt" style:font-size-complex="14pt"/>
    </style:style>
    <style:style style:name="P111" style:family="paragraph" style:parent-style-name="Standard">
      <style:paragraph-properties fo:line-height="150%"/>
      <style:text-properties style:font-name="Ubuntu" fo:font-size="14pt" officeooo:rsid="0007faed" officeooo:paragraph-rsid="0022fd28" fo:background-color="#dddddd" style:font-size-asian="14pt" style:font-size-complex="14pt"/>
    </style:style>
    <style:style style:name="P112" style:family="paragraph" style:parent-style-name="Standard">
      <style:paragraph-properties fo:line-height="150%"/>
      <style:text-properties style:font-name="Ubuntu" fo:font-size="14pt" officeooo:rsid="0007faed" officeooo:paragraph-rsid="0023297a" fo:background-color="#dddddd" style:font-size-asian="14pt" style:font-size-complex="14pt"/>
    </style:style>
    <style:style style:name="P113" style:family="paragraph" style:parent-style-name="Standard">
      <style:paragraph-properties fo:line-height="150%"/>
      <style:text-properties style:font-name="Ubuntu" fo:font-size="14pt" officeooo:rsid="0007faed" officeooo:paragraph-rsid="00250358" fo:background-color="#dddddd" style:font-size-asian="14pt" style:font-size-complex="14pt"/>
    </style:style>
    <style:style style:name="P114" style:family="paragraph" style:parent-style-name="Standard">
      <style:paragraph-properties fo:line-height="150%"/>
      <style:text-properties style:font-name="Ubuntu" fo:font-size="14pt" officeooo:rsid="0007faed" officeooo:paragraph-rsid="00260b93" fo:background-color="#dddddd" style:font-size-asian="14pt" style:font-size-complex="14pt"/>
    </style:style>
    <style:style style:name="P115" style:family="paragraph" style:parent-style-name="Standard">
      <style:paragraph-properties fo:line-height="150%"/>
      <style:text-properties style:font-name="Ubuntu" fo:font-size="14pt" officeooo:rsid="0007faed" officeooo:paragraph-rsid="00272119" fo:background-color="#dddddd" style:font-size-asian="14pt" style:font-size-complex="14pt"/>
    </style:style>
    <style:style style:name="P116" style:family="paragraph" style:parent-style-name="Standard">
      <style:paragraph-properties fo:line-height="150%"/>
      <style:text-properties style:font-name="Ubuntu" fo:font-size="14pt" officeooo:rsid="0007faed" officeooo:paragraph-rsid="002a2701" fo:background-color="#dddddd" style:font-size-asian="14pt" style:font-size-complex="14pt"/>
    </style:style>
    <style:style style:name="P117" style:family="paragraph" style:parent-style-name="Standard">
      <style:paragraph-properties fo:line-height="150%"/>
      <style:text-properties style:font-name="Ubuntu" fo:font-size="14pt" officeooo:rsid="0007faed" officeooo:paragraph-rsid="002ac729" fo:background-color="#dddddd" style:font-size-asian="14pt" style:font-size-complex="14pt"/>
    </style:style>
    <style:style style:name="P118" style:family="paragraph" style:parent-style-name="Standard">
      <style:paragraph-properties fo:line-height="150%"/>
      <style:text-properties style:font-name="Ubuntu" fo:font-size="14pt" officeooo:rsid="0007faed" officeooo:paragraph-rsid="002c60fd" fo:background-color="#dddddd" style:font-size-asian="14pt" style:font-size-complex="14pt"/>
    </style:style>
    <style:style style:name="P119" style:family="paragraph" style:parent-style-name="Standard">
      <style:paragraph-properties fo:line-height="150%"/>
      <style:text-properties style:font-name="Ubuntu" fo:font-size="14pt" officeooo:rsid="0007faed" officeooo:paragraph-rsid="002d751b" fo:background-color="#dddddd" style:font-size-asian="14pt" style:font-size-complex="14pt"/>
    </style:style>
    <style:style style:name="P120" style:family="paragraph" style:parent-style-name="Standard">
      <style:paragraph-properties fo:line-height="150%"/>
      <style:text-properties style:font-name="Ubuntu" fo:font-size="14pt" officeooo:rsid="0007faed" officeooo:paragraph-rsid="002e7d92" fo:background-color="#dddddd" style:font-size-asian="14pt" style:font-size-complex="14pt"/>
    </style:style>
    <style:style style:name="P121" style:family="paragraph" style:parent-style-name="Standard">
      <style:paragraph-properties fo:line-height="150%"/>
      <style:text-properties style:font-name="Ubuntu" fo:font-size="14pt" officeooo:rsid="0007faed" officeooo:paragraph-rsid="0042cc20" fo:background-color="#dddddd" style:font-size-asian="14pt" style:font-size-complex="14pt"/>
    </style:style>
    <style:style style:name="P122" style:family="paragraph" style:parent-style-name="Standard">
      <style:paragraph-properties fo:line-height="150%"/>
      <style:text-properties style:font-name="Ubuntu" fo:font-size="14pt" officeooo:rsid="0041246c" officeooo:paragraph-rsid="0041246c" fo:background-color="#dddddd" style:font-size-asian="14pt" style:font-size-complex="14pt"/>
    </style:style>
    <style:style style:name="P123" style:family="paragraph" style:parent-style-name="Standard">
      <style:paragraph-properties fo:line-height="150%"/>
      <style:text-properties style:font-name="Ubuntu" fo:font-size="14pt" officeooo:rsid="00443a6b" officeooo:paragraph-rsid="00443a6b" fo:background-color="#dddddd" style:font-size-asian="14pt" style:font-size-complex="14pt"/>
    </style:style>
    <style:style style:name="P124" style:family="paragraph" style:parent-style-name="Standard">
      <style:paragraph-properties fo:line-height="150%"/>
      <style:text-properties style:font-name="Ubuntu" fo:font-size="14pt" fo:font-weight="normal" officeooo:rsid="0007faed" officeooo:paragraph-rsid="000eefd0" fo:background-color="#dddddd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line-height="150%"/>
      <style:text-properties style:font-name="Ubuntu" fo:font-size="14pt" fo:font-weight="normal" officeooo:rsid="002ac729" officeooo:paragraph-rsid="002ac729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line-height="150%"/>
      <style:text-properties style:font-name="Ubuntu" fo:font-size="14pt" fo:font-weight="normal" officeooo:rsid="0007faed" officeooo:paragraph-rsid="00443a6b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line-height="150%"/>
      <style:text-properties style:font-name="Ubuntu" fo:font-size="14pt" fo:font-weight="bold" officeooo:rsid="003986d6" officeooo:paragraph-rsid="003986d6" style:font-size-asian="14pt" style:font-weight-asian="bold" style:font-size-complex="14pt" style:font-weight-complex="bold"/>
    </style:style>
    <style:style style:name="P128" style:family="paragraph" style:parent-style-name="Standard">
      <style:paragraph-properties fo:line-height="150%"/>
      <style:text-properties style:font-name="Ubuntu" fo:font-size="14pt" fo:font-weight="bold" officeooo:rsid="00161cbd" officeooo:paragraph-rsid="00161cbd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line-height="150%"/>
      <style:text-properties style:font-name="Ubuntu" fo:font-size="14pt" fo:font-weight="bold" officeooo:rsid="001cabc5" officeooo:paragraph-rsid="001cabc5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line-height="150%"/>
      <style:text-properties style:font-name="Ubuntu" fo:font-size="14pt" fo:font-weight="bold" officeooo:rsid="0022fd28" officeooo:paragraph-rsid="0022fd28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line-height="150%"/>
      <style:text-properties style:font-name="Ubuntu" fo:font-size="14pt" fo:font-weight="bold" officeooo:rsid="00260b93" officeooo:paragraph-rsid="00260b93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line-height="150%"/>
      <style:text-properties style:font-name="Ubuntu" fo:font-size="14pt" fo:font-weight="bold" officeooo:rsid="00277bf7" officeooo:paragraph-rsid="00277bf7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line-height="150%"/>
      <style:text-properties style:font-name="Ubuntu" fo:font-size="14pt" fo:font-weight="bold" officeooo:rsid="002d751b" officeooo:paragraph-rsid="002d751b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line-height="150%"/>
      <style:text-properties style:font-name="Ubuntu" fo:font-size="14pt" fo:font-weight="bold" officeooo:rsid="002e7d92" officeooo:paragraph-rsid="00277bf7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line-height="150%"/>
      <style:text-properties style:font-name="Ubuntu" fo:font-size="14pt" fo:font-weight="bold" officeooo:rsid="00443a6b" officeooo:paragraph-rsid="00443a6b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line-height="150%"/>
      <style:text-properties style:font-name="Ubuntu" fo:font-size="14pt" fo:font-weight="bold" officeooo:rsid="0034afd4" officeooo:paragraph-rsid="00277bf7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line-height="150%"/>
      <style:text-properties style:font-name="Ubuntu" fo:font-size="14pt" fo:font-weight="bold" officeooo:rsid="0034afd4" officeooo:paragraph-rsid="0034afd4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line-height="150%"/>
      <style:text-properties style:font-name="Ubuntu" fo:font-size="14pt" fo:font-weight="bold" officeooo:rsid="0035b6c2" officeooo:paragraph-rsid="0035b6c2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line-height="150%"/>
      <style:text-properties style:font-name="Ubuntu" fo:font-size="14pt" fo:font-weight="bold" officeooo:rsid="0035b6c2" officeooo:paragraph-rsid="00277bf7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line-height="150%"/>
      <style:text-properties style:font-name="Ubuntu" fo:font-size="14pt" fo:font-weight="bold" officeooo:rsid="003856ad" officeooo:paragraph-rsid="003856ad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line-height="150%"/>
      <style:text-properties style:font-name="Ubuntu" fo:font-size="14pt" fo:font-weight="bold" officeooo:rsid="0042cc20" officeooo:paragraph-rsid="0042cc20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line-height="150%"/>
      <style:text-properties style:font-name="Ubuntu" fo:font-size="14pt" officeooo:rsid="0007faed" officeooo:paragraph-rsid="00260b93" fo:background-color="#dddddd" style:font-size-asian="14pt" style:font-size-complex="14pt"/>
    </style:style>
    <style:style style:name="P143" style:family="paragraph" style:parent-style-name="Standard">
      <style:paragraph-properties fo:line-height="150%"/>
      <style:text-properties style:font-name="Ubuntu" fo:font-size="14pt" officeooo:rsid="000eefd0" officeooo:paragraph-rsid="0011fe43" style:font-size-asian="14pt" style:font-size-complex="14pt"/>
    </style:style>
    <style:style style:name="P144" style:family="paragraph" style:parent-style-name="Standard">
      <style:paragraph-properties fo:line-height="150%"/>
      <style:text-properties style:font-name="Ubuntu" fo:font-size="14pt" officeooo:rsid="000eefd0" officeooo:paragraph-rsid="00260b93" style:font-size-asian="14pt" style:font-size-complex="14pt"/>
    </style:style>
    <style:style style:name="P145" style:family="paragraph" style:parent-style-name="Standard">
      <style:paragraph-properties fo:line-height="150%"/>
      <style:text-properties style:font-name="Ubuntu" fo:font-size="14pt" officeooo:rsid="000eefd0" officeooo:paragraph-rsid="0032f815" style:font-size-asian="14pt" style:font-size-complex="14pt"/>
    </style:style>
    <style:style style:name="P146" style:family="paragraph" style:parent-style-name="Standard">
      <style:paragraph-properties fo:line-height="150%"/>
      <style:text-properties style:font-name="Ubuntu" fo:font-size="14pt" officeooo:rsid="000eefd0" officeooo:paragraph-rsid="004310e2" style:font-size-asian="14pt" style:font-size-complex="14pt"/>
    </style:style>
    <style:style style:name="P147" style:family="paragraph" style:parent-style-name="Standard">
      <style:paragraph-properties fo:line-height="150%"/>
      <style:text-properties style:font-name="Ubuntu" fo:font-size="14pt" officeooo:rsid="000eefd0" officeooo:paragraph-rsid="00277bf7" style:font-size-asian="14pt" style:font-size-complex="14pt"/>
    </style:style>
    <style:style style:name="P148" style:family="paragraph" style:parent-style-name="Standard">
      <style:paragraph-properties fo:line-height="150%"/>
      <style:text-properties style:font-name="Ubuntu" fo:font-size="14pt" officeooo:rsid="0007faed" officeooo:paragraph-rsid="00161cbd" style:font-size-asian="14pt" style:font-size-complex="14pt"/>
    </style:style>
    <style:style style:name="P149" style:family="paragraph" style:parent-style-name="Standard">
      <style:paragraph-properties fo:line-height="150%"/>
      <style:text-properties style:font-name="Ubuntu" fo:font-size="14pt" officeooo:rsid="0007faed" officeooo:paragraph-rsid="001e047a" style:font-size-asian="14pt" style:font-size-complex="14pt"/>
    </style:style>
    <style:style style:name="P150" style:family="paragraph" style:parent-style-name="Standard">
      <style:paragraph-properties fo:line-height="150%"/>
      <style:text-properties style:font-name="Ubuntu" fo:font-size="14pt" officeooo:rsid="0007faed" officeooo:paragraph-rsid="0022fd28" style:font-size-asian="14pt" style:font-size-complex="14pt"/>
    </style:style>
    <style:style style:name="P151" style:family="paragraph" style:parent-style-name="Standard">
      <style:paragraph-properties fo:line-height="150%"/>
      <style:text-properties style:font-name="Ubuntu" fo:font-size="14pt" officeooo:rsid="0007faed" officeooo:paragraph-rsid="002e7d92" style:font-size-asian="14pt" style:font-size-complex="14pt"/>
    </style:style>
    <style:style style:name="P152" style:family="paragraph" style:parent-style-name="Standard">
      <style:paragraph-properties fo:line-height="150%"/>
      <style:text-properties style:font-name="Ubuntu" fo:font-size="14pt" officeooo:rsid="0022fd28" officeooo:paragraph-rsid="0022fd28" style:font-size-asian="14pt" style:font-size-complex="14pt"/>
    </style:style>
    <style:style style:name="P153" style:family="paragraph" style:parent-style-name="Standard">
      <style:paragraph-properties fo:line-height="150%"/>
      <style:text-properties style:font-name="Ubuntu" fo:font-size="14pt" officeooo:rsid="00290f1f" officeooo:paragraph-rsid="00290f1f" style:font-size-asian="14pt" style:font-size-complex="14pt"/>
    </style:style>
    <style:style style:name="P154" style:family="paragraph" style:parent-style-name="Standard">
      <style:paragraph-properties fo:line-height="150%"/>
      <style:text-properties style:font-name="Ubuntu" fo:font-size="14pt" officeooo:rsid="002a2701" officeooo:paragraph-rsid="002a2701" style:font-size-asian="14pt" style:font-size-complex="14pt"/>
    </style:style>
    <style:style style:name="P155" style:family="paragraph" style:parent-style-name="Standard">
      <style:paragraph-properties fo:line-height="150%"/>
      <style:text-properties style:font-name="Ubuntu" fo:font-size="14pt" officeooo:rsid="002ac729" officeooo:paragraph-rsid="002ac729" style:font-size-asian="14pt" style:font-size-complex="14pt"/>
    </style:style>
    <style:style style:name="P156" style:family="paragraph" style:parent-style-name="Standard">
      <style:paragraph-properties fo:line-height="150%"/>
      <style:text-properties style:font-name="Ubuntu" fo:font-size="14pt" officeooo:rsid="002c60fd" officeooo:paragraph-rsid="002c60fd" style:font-size-asian="14pt" style:font-size-complex="14pt"/>
    </style:style>
    <style:style style:name="P157" style:family="paragraph" style:parent-style-name="Standard">
      <style:paragraph-properties fo:line-height="150%"/>
      <style:text-properties style:font-name="Ubuntu" fo:font-size="14pt" officeooo:rsid="0034afd4" officeooo:paragraph-rsid="0034afd4" style:font-size-asian="14pt" style:font-size-complex="14pt"/>
    </style:style>
    <style:style style:name="T1" style:family="text">
      <style:text-properties officeooo:rsid="00067f1a"/>
    </style:style>
    <style:style style:name="T2" style:family="text">
      <style:text-properties officeooo:rsid="0008e5d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ec6f" style:font-weight-asian="bold" style:font-weight-complex="bold"/>
    </style:style>
    <style:style style:name="T5" style:family="text">
      <style:text-properties fo:font-weight="bold" officeooo:rsid="00440a0d" style:font-weight-asian="bold" style:font-weight-complex="bold"/>
    </style:style>
    <style:style style:name="T6" style:family="text">
      <style:text-properties officeooo:rsid="000b50e1"/>
    </style:style>
    <style:style style:name="T7" style:family="text">
      <style:text-properties officeooo:rsid="000cf631"/>
    </style:style>
    <style:style style:name="T8" style:family="text">
      <style:text-properties officeooo:rsid="000d1985"/>
    </style:style>
    <style:style style:name="T9" style:family="text">
      <style:text-properties officeooo:rsid="000eefd0"/>
    </style:style>
    <style:style style:name="T10" style:family="text">
      <style:text-properties officeooo:rsid="0011fe43"/>
    </style:style>
    <style:style style:name="T11" style:family="text">
      <style:text-properties officeooo:rsid="0014b163"/>
    </style:style>
    <style:style style:name="T12" style:family="text">
      <style:text-properties officeooo:rsid="00161cbd"/>
    </style:style>
    <style:style style:name="T13" style:family="text">
      <style:text-properties officeooo:rsid="00176a0d"/>
    </style:style>
    <style:style style:name="T14" style:family="text">
      <style:text-properties officeooo:rsid="001cabc5"/>
    </style:style>
    <style:style style:name="T15" style:family="text">
      <style:text-properties officeooo:rsid="001e047a"/>
    </style:style>
    <style:style style:name="T16" style:family="text">
      <style:text-properties officeooo:rsid="001ee2ab"/>
    </style:style>
    <style:style style:name="T17" style:family="text">
      <style:text-properties officeooo:rsid="0020992b"/>
    </style:style>
    <style:style style:name="T18" style:family="text">
      <style:text-properties officeooo:rsid="00210017"/>
    </style:style>
    <style:style style:name="T19" style:family="text">
      <style:text-properties officeooo:rsid="0022fd28"/>
    </style:style>
    <style:style style:name="T20" style:family="text">
      <style:text-properties officeooo:rsid="0023297a"/>
    </style:style>
    <style:style style:name="T21" style:family="text">
      <style:text-properties officeooo:rsid="00250358"/>
    </style:style>
    <style:style style:name="T22" style:family="text">
      <style:text-properties officeooo:rsid="00260b93"/>
    </style:style>
    <style:style style:name="T23" style:family="text">
      <style:text-properties officeooo:rsid="00272119"/>
    </style:style>
    <style:style style:name="T24" style:family="text">
      <style:text-properties officeooo:rsid="00277bf7"/>
    </style:style>
    <style:style style:name="T25" style:family="text">
      <style:text-properties fo:background-color="#dddddd" loext:char-shading-value="0"/>
    </style:style>
    <style:style style:name="T26" style:family="text">
      <style:text-properties officeooo:rsid="0008e5da" fo:background-color="#dddddd" loext:char-shading-value="0"/>
    </style:style>
    <style:style style:name="T27" style:family="text">
      <style:text-properties officeooo:rsid="00176a0d" fo:background-color="#dddddd" loext:char-shading-value="0"/>
    </style:style>
    <style:style style:name="T28" style:family="text">
      <style:text-properties officeooo:rsid="002e7d92" fo:background-color="#dddddd" loext:char-shading-value="0"/>
    </style:style>
    <style:style style:name="T29" style:family="text">
      <style:text-properties officeooo:rsid="0032f815" fo:background-color="#dddddd" loext:char-shading-value="0"/>
    </style:style>
    <style:style style:name="T30" style:family="text">
      <style:text-properties officeooo:rsid="000cf631" fo:background-color="#dddddd" loext:char-shading-value="0"/>
    </style:style>
    <style:style style:name="T31" style:family="text">
      <style:text-properties officeooo:rsid="0034afd4" fo:background-color="#dddddd" loext:char-shading-value="0"/>
    </style:style>
    <style:style style:name="T32" style:family="text">
      <style:text-properties officeooo:rsid="0035b6c2" fo:background-color="#dddddd" loext:char-shading-value="0"/>
    </style:style>
    <style:style style:name="T33" style:family="text">
      <style:text-properties officeooo:rsid="003856ad" fo:background-color="#dddddd" loext:char-shading-value="0"/>
    </style:style>
    <style:style style:name="T34" style:family="text">
      <style:text-properties officeooo:rsid="003b0013" fo:background-color="#dddddd" loext:char-shading-value="0"/>
    </style:style>
    <style:style style:name="T35" style:family="text">
      <style:text-properties officeooo:rsid="003d44f1" fo:background-color="#dddddd" loext:char-shading-value="0"/>
    </style:style>
    <style:style style:name="T36" style:family="text">
      <style:text-properties officeooo:rsid="003f3cbf" fo:background-color="#dddddd" loext:char-shading-value="0"/>
    </style:style>
    <style:style style:name="T37" style:family="text">
      <style:text-properties officeooo:rsid="0041246c" fo:background-color="#dddddd" loext:char-shading-value="0"/>
    </style:style>
    <style:style style:name="T38" style:family="text">
      <style:text-properties officeooo:rsid="0041f5a6" fo:background-color="#dddddd" loext:char-shading-value="0"/>
    </style:style>
    <style:style style:name="T39" style:family="text">
      <style:text-properties officeooo:rsid="0042cc20" fo:background-color="#dddddd" loext:char-shading-value="0"/>
    </style:style>
    <style:style style:name="T40" style:family="text">
      <style:text-properties officeooo:rsid="004310e2" fo:background-color="#dddddd" loext:char-shading-value="0"/>
    </style:style>
    <style:style style:name="T41" style:family="text">
      <style:text-properties officeooo:rsid="002d751b" fo:background-color="#dddddd" loext:char-shading-value="0"/>
    </style:style>
    <style:style style:name="T42" style:family="text">
      <style:text-properties officeooo:rsid="002c60fd" fo:background-color="#dddddd" loext:char-shading-value="0"/>
    </style:style>
    <style:style style:name="T43" style:family="text">
      <style:text-properties officeooo:rsid="00260b93" fo:background-color="#dddddd" loext:char-shading-value="0"/>
    </style:style>
    <style:style style:name="T44" style:family="text">
      <style:text-properties officeooo:rsid="001cabc5" fo:background-color="#dddddd" loext:char-shading-value="0"/>
    </style:style>
    <style:style style:name="T45" style:family="text">
      <style:text-properties officeooo:rsid="0022fd28" fo:background-color="#dddddd" loext:char-shading-value="0"/>
    </style:style>
    <style:style style:name="T46" style:family="text">
      <style:text-properties officeooo:rsid="00440a0d" fo:background-color="#dddddd" loext:char-shading-value="0"/>
    </style:style>
    <style:style style:name="T47" style:family="text">
      <style:text-properties officeooo:rsid="00161cbd" fo:background-color="#dddddd" loext:char-shading-value="0"/>
    </style:style>
    <style:style style:name="T48" style:family="text">
      <style:text-properties officeooo:rsid="00290f1f" fo:background-color="#dddddd" loext:char-shading-value="0"/>
    </style:style>
    <style:style style:name="T49" style:family="text">
      <style:text-properties officeooo:rsid="00272119" fo:background-color="#dddddd" loext:char-shading-value="0"/>
    </style:style>
    <style:style style:name="T50" style:family="text">
      <style:text-properties officeooo:rsid="00277bf7" fo:background-color="#dddddd" loext:char-shading-value="0"/>
    </style:style>
    <style:style style:name="T51" style:family="text">
      <style:text-properties officeooo:rsid="00250358" fo:background-color="#dddddd" loext:char-shading-value="0"/>
    </style:style>
    <style:style style:name="T52" style:family="text">
      <style:text-properties officeooo:rsid="001e047a" fo:background-color="#dddddd" loext:char-shading-value="0"/>
    </style:style>
    <style:style style:name="T53" style:family="text">
      <style:text-properties officeooo:rsid="00290f1f"/>
    </style:style>
    <style:style style:name="T54" style:family="text">
      <style:text-properties officeooo:rsid="002a2701"/>
    </style:style>
    <style:style style:name="T55" style:family="text">
      <style:text-properties officeooo:rsid="002ac729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3f3cbf" style:font-weight-asian="normal" style:font-weight-complex="normal"/>
    </style:style>
    <style:style style:name="T58" style:family="text">
      <style:text-properties fo:font-weight="normal" officeooo:rsid="0041246c" style:font-weight-asian="normal" style:font-weight-complex="normal"/>
    </style:style>
    <style:style style:name="T59" style:family="text">
      <style:text-properties fo:font-weight="normal" officeooo:rsid="00440a0d" style:font-weight-asian="normal" style:font-weight-complex="normal"/>
    </style:style>
    <style:style style:name="T60" style:family="text">
      <style:text-properties fo:font-weight="normal" officeooo:rsid="003f3cbf" fo:background-color="#dddddd" loext:char-shading-value="0" style:font-weight-asian="normal" style:font-weight-complex="normal"/>
    </style:style>
    <style:style style:name="T61" style:family="text">
      <style:text-properties fo:font-weight="normal" officeooo:rsid="004310e2" fo:background-color="#dddddd" loext:char-shading-value="0" style:font-weight-asian="normal" style:font-weight-complex="normal"/>
    </style:style>
    <style:style style:name="T62" style:family="text">
      <style:text-properties fo:font-weight="normal" officeooo:rsid="00440a0d" fo:background-color="#dddddd" loext:char-shading-value="0" style:font-weight-asian="normal" style:font-weight-complex="normal"/>
    </style:style>
    <style:style style:name="T63" style:family="text">
      <style:text-properties officeooo:rsid="002c11b4"/>
    </style:style>
    <style:style style:name="T64" style:family="text">
      <style:text-properties officeooo:rsid="002c60fd"/>
    </style:style>
    <style:style style:name="T65" style:family="text">
      <style:text-properties officeooo:rsid="002d751b"/>
    </style:style>
    <style:style style:name="T66" style:family="text">
      <style:text-properties officeooo:rsid="002e7d92"/>
    </style:style>
    <style:style style:name="T67" style:family="text">
      <style:text-properties officeooo:rsid="0032f815"/>
    </style:style>
    <style:style style:name="T68" style:family="text">
      <style:text-properties officeooo:rsid="0034afd4"/>
    </style:style>
    <style:style style:name="T69" style:family="text">
      <style:text-properties officeooo:rsid="0035b6c2"/>
    </style:style>
    <style:style style:name="T70" style:family="text">
      <style:text-properties officeooo:rsid="003856ad"/>
    </style:style>
    <style:style style:name="T71" style:family="text">
      <style:text-properties officeooo:rsid="003883ff"/>
    </style:style>
    <style:style style:name="T72" style:family="text">
      <style:text-properties officeooo:rsid="003b0013"/>
    </style:style>
    <style:style style:name="T73" style:family="text">
      <style:text-properties officeooo:rsid="003c87a7"/>
    </style:style>
    <style:style style:name="T74" style:family="text">
      <style:text-properties officeooo:rsid="003f3cbf"/>
    </style:style>
    <style:style style:name="T75" style:family="text">
      <style:text-properties officeooo:rsid="0041246c"/>
    </style:style>
    <style:style style:name="T76" style:family="text">
      <style:text-properties officeooo:rsid="0041f5a6"/>
    </style:style>
    <style:style style:name="T77" style:family="text">
      <style:text-properties officeooo:rsid="0042cc20"/>
    </style:style>
    <style:style style:name="T78" style:family="text">
      <style:text-properties officeooo:rsid="004f72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ventos 0<text:span text:style-name="T1">2</text:span></text:h>
      <text:p text:style-name="P3">Os eventos acontecem por meio de palavras chaves que quando disparados executam uma função, ou seja, quando um evento é disparado uma função é executada. Para um evento ser disparado basta usar “addEventListener” no javascript ou “onevento” no html: </text:p>
      <text:p text:style-name="P71">elemento.addEventListener(‘evento’, função) </text:p>
      <text:p text:style-name="P101">&lt;<text:span text:style-name="T2">elemento onevento=”função( <text:s/>)“</text:span>&gt; &lt;/<text:span text:style-name="T2">elemento</text:span>&gt; </text:p>
      <text:p text:style-name="P6">_____________________________________________________________________</text:p>
      <text:h text:style-name="P2" text:outline-level="2">Eventos de Mouse</text:h>
      <text:p text:style-name="P7"><text:span text:style-name="T4">c</text:span><text:span text:style-name="T3">lick -</text:span> <text:span text:style-name="T6">Evento disparado quando um elemento é clicado:</text:span></text:p>
      <text:p text:style-name="P72">elemento.addEventListener(“<text:span text:style-name="T7">click”</text:span>, ) </text:p>
      <text:p text:style-name="P102">&lt;<text:span text:style-name="T2">elemento on</text:span><text:span text:style-name="T7">click</text:span><text:span text:style-name="T2">=” “</text:span>&gt; &lt;/<text:span text:style-name="T2">elemento</text:span>&gt; </text:p>
      <text:p text:style-name="P6"/>
      <text:p text:style-name="P8"><text:span text:style-name="T3">contextmenu -</text:span> Evento disparado quando um elemento é clicado com o lado direito do mouse:</text:p>
      <text:p text:style-name="P72">elemento.addEventListener(“<text:span text:style-name="T7">contextmenu”</text:span>, ) </text:p>
      <text:p text:style-name="P102">&lt;<text:span text:style-name="T2">elemento on</text:span><text:span text:style-name="T7">contextmenu</text:span><text:span text:style-name="T2">=” “</text:span>&gt; &lt;/<text:span text:style-name="T2">elemento</text:span>&gt; </text:p>
      <text:p text:style-name="P6"/>
      <text:p text:style-name="P8"><text:span text:style-name="T3">dblclick -</text:span> Evento disparado quando um elemento recebe clique duplo:</text:p>
      <text:p text:style-name="P72">elemento.addEventListener(“<text:span text:style-name="T7">dblclick”</text:span>, ) </text:p>
      <text:p text:style-name="P102">&lt;<text:span text:style-name="T2">elemento on</text:span><text:span text:style-name="T7">dblclick</text:span><text:span text:style-name="T2">=” “</text:span>&gt; &lt;/<text:span text:style-name="T2">elemento</text:span>&gt; </text:p>
      <text:p text:style-name="P6"/>
      <text:p text:style-name="P9"><text:span text:style-name="T3">mousedown -</text:span> Evento disparado quando o botão do mouse é pressionado sobre um elemento:</text:p>
      <text:p text:style-name="P73">elemento.addEventListener(“<text:span text:style-name="T8">mousedown</text:span><text:span text:style-name="T7">”</text:span>, ) </text:p>
      <text:p text:style-name="P103">&lt;<text:span text:style-name="T2">elemento on</text:span><text:span text:style-name="T8">mousedown</text:span><text:span text:style-name="T2">=” “</text:span>&gt; &lt;/<text:span text:style-name="T2">elemento</text:span>&gt; </text:p>
      <text:p text:style-name="P6"/>
      <text:p text:style-name="P9"><text:soft-page-break/><text:span text:style-name="T3">mouseenter -</text:span> Evento disparado quando o cursor se move para cima / <text:span text:style-name="T9">entra </text:span>e<text:span text:style-name="T9">m</text:span> um elemento:</text:p>
      <text:p text:style-name="P74">elemento.addEventListener(“<text:span text:style-name="T8">mouse</text:span><text:span text:style-name="T9">enter</text:span><text:span text:style-name="T7">”</text:span>, ) </text:p>
      <text:p text:style-name="P124">&lt;<text:span text:style-name="T2">elemento on</text:span><text:span text:style-name="T8">mouse</text:span><text:span text:style-name="T9">enter</text:span><text:span text:style-name="T2">=” “</text:span>&gt; &lt;/<text:span text:style-name="T2">elemento</text:span>&gt; </text:p>
      <text:p text:style-name="P6"/>
      <text:p text:style-name="P10"><text:span text:style-name="T3">mouseleave -</text:span> Evento disparado quando o cursor se move para fora / sai de um elemento:</text:p>
      <text:p text:style-name="P74">elemento.addEventListener(“<text:span text:style-name="T9">mouseleave</text:span><text:span text:style-name="T7">”</text:span>, ) </text:p>
      <text:p text:style-name="P104">&lt;<text:span text:style-name="T2">elemento on</text:span><text:span text:style-name="T8">mouse</text:span><text:span text:style-name="T9">leave</text:span><text:span text:style-name="T2">=” “</text:span>&gt; &lt;/<text:span text:style-name="T2">elemento</text:span>&gt; </text:p>
      <text:p text:style-name="P6"/>
      <text:p text:style-name="P10"><text:span text:style-name="T3">mousemove -</text:span> Evento disparado quando o cursor se move sobre um elemento:</text:p>
      <text:p text:style-name="P74">elemento.addEventListener(“<text:span text:style-name="T9">mousemove</text:span><text:span text:style-name="T7">”</text:span>, ) </text:p>
      <text:p text:style-name="P104">&lt;<text:span text:style-name="T2">elemento on</text:span><text:span text:style-name="T8">mouse</text:span><text:span text:style-name="T9">move</text:span><text:span text:style-name="T2">=” “</text:span>&gt; &lt;/<text:span text:style-name="T2">elemento</text:span>&gt; </text:p>
      <text:p text:style-name="P10"/>
      <text:p text:style-name="P10"><text:span text:style-name="T3">mouseover -</text:span> Evento disparado quando o cursor se move para dentro de um elemento ou um de seus filhos:</text:p>
      <text:p text:style-name="P74">elemento.addEventListener(“<text:span text:style-name="T9">mouseover</text:span><text:span text:style-name="T7">”</text:span>, ) </text:p>
      <text:p text:style-name="P104">&lt;<text:span text:style-name="T2">elemento on</text:span><text:span text:style-name="T8">mouse</text:span><text:span text:style-name="T9">over</text:span><text:span text:style-name="T2">=” “</text:span>&gt; &lt;/<text:span text:style-name="T2">elemento</text:span>&gt; </text:p>
      <text:p text:style-name="P10"/>
      <text:p text:style-name="P10"><text:span text:style-name="T3">mouseout -</text:span> Evento disparado quando o cursor se move para fora de um elemento ou um de seus filhos:</text:p>
      <text:p text:style-name="P74">elemento.addEventListener(“<text:span text:style-name="T8">mouse</text:span><text:span text:style-name="T9">out</text:span><text:span text:style-name="T7">”</text:span>, ) </text:p>
      <text:p text:style-name="P104">&lt;<text:span text:style-name="T2">elemento on</text:span><text:span text:style-name="T8">mouse</text:span><text:span text:style-name="T9">out</text:span><text:span text:style-name="T2">=” “</text:span>&gt; &lt;/<text:span text:style-name="T2">elemento</text:span>&gt; </text:p>
      <text:p text:style-name="P10"/>
      <text:p text:style-name="P10"><text:span text:style-name="T3">mouseup -</text:span> Evento disparado quando o botão do mouse é liberado sobre um elemento:</text:p>
      <text:p text:style-name="P74">elemento.addEventListener(“<text:span text:style-name="T9">mouseup</text:span><text:span text:style-name="T7">”</text:span>, ) </text:p>
      <text:p text:style-name="P104">&lt;<text:span text:style-name="T2">elemento on</text:span><text:span text:style-name="T8">mouse</text:span><text:span text:style-name="T9">up</text:span><text:span text:style-name="T2">=” “</text:span>&gt; &lt;/<text:span text:style-name="T2">elemento</text:span>&gt; </text:p>
      <text:p text:style-name="P10"/>
      <text:p text:style-name="P61"><text:soft-page-break/><text:span text:style-name="T3">wheel -</text:span> Evento disparado quando a roda do mouse é usada:</text:p>
      <text:p text:style-name="P100">elemento.addEventListener(“<text:span text:style-name="T69">wheel</text:span><text:span text:style-name="T7">”</text:span>, ) </text:p>
      <text:p text:style-name="P126"><text:span text:style-name="T25">&lt;</text:span><text:span text:style-name="T26">elemento </text:span><text:span text:style-name="T27">on</text:span><text:span text:style-name="T32">wheel</text:span><text:span text:style-name="T26">=” “</text:span><text:span text:style-name="T25">&gt; &lt;/</text:span><text:span text:style-name="T26">elemento</text:span><text:span text:style-name="T25">&gt; </text:span></text:p>
      <text:p text:style-name="P127"/>
      <text:p text:style-name="P65"><text:span text:style-name="T3">button -</text:span> Retorna qual botão do mouse foi pressionado <text:span text:style-name="T72">(0=Esquerdo, 1=Meio, 2=Direito ): </text:span><text:span text:style-name="T34">evento.button </text:span></text:p>
      <text:p text:style-name="P10"/>
      <text:p text:style-name="P66"><text:span text:style-name="T3">buttons -</text:span> Retorna quais botões do mouse foram pressionados (1=Esquerdo, 2=Direito, 4=Meio, 8=Quarto, 16=Quinto): <text:span text:style-name="T25">evento.buttons </text:span></text:p>
      <text:p text:style-name="P10"/>
      <text:p text:style-name="P66"><text:span text:style-name="T3">clientX -</text:span> <text:span text:style-name="T73">Retorna a coordenada horizontal do mouse: </text:span><text:span text:style-name="T35">evento.clientX </text:span></text:p>
      <text:p text:style-name="P66"/>
      <text:p text:style-name="P66"><text:span text:style-name="T3">clientY -</text:span> <text:span text:style-name="T74">Retorna a coordenada vertical do mouse: </text:span><text:span text:style-name="T36">evento.clientY </text:span></text:p>
      <text:p text:style-name="P10"/>
      <text:p text:style-name="P66"><text:span text:style-name="T3">detail -</text:span> <text:span text:style-name="T74">Retorna um numero que indica quantas vezes o mouse foi clicado: </text:span><text:span text:style-name="T36">evento.detail </text:span></text:p>
      <text:p text:style-name="P66"/>
      <text:p text:style-name="P66"><text:span text:style-name="T3">re</text:span><text:span text:style-name="T5">lated</text:span><text:span text:style-name="T3">Target - </text:span><text:span text:style-name="T57">Retorna o elemento </text:span><text:span text:style-name="T58">que </text:span><text:span text:style-name="T59">disparou</text:span><text:span text:style-name="T58"> o evento do mouse</text:span><text:span text:style-name="T57">: </text:span><text:span text:style-name="T60">evento.re</text:span><text:span text:style-name="T62">late</text:span><text:span text:style-name="T60">dTarget </text:span></text:p>
      <text:p text:style-name="P66"/>
      <text:p text:style-name="P66"><text:span text:style-name="T3">screenX -</text:span> <text:span text:style-name="T75">Retorna a coordenada horizontal do cursor em relação a tela:</text:span></text:p>
      <text:p text:style-name="P122">evento.screenX </text:p>
      <text:p text:style-name="P66"/>
      <text:p text:style-name="P66"><text:span text:style-name="T3">screenY -</text:span> <text:span text:style-name="T75">Retorna a coordenada vertical do cursor em relação a tela: </text:span><text:span text:style-name="T37">evento.screenY </text:span></text:p>
      <text:p text:style-name="P10"/>
      <text:p text:style-name="P66"><text:span text:style-name="T3">deltaX -</text:span> <text:span text:style-name="T76">Retorna a quantidade de rolagem horizontal da roda do mouse, positivo para a direita e negativo para a esquerda, se não 0 (eixo x): </text:span><text:span text:style-name="T38">evento.deltaX </text:span></text:p>
      <text:p text:style-name="P66"/>
      <text:p text:style-name="P66"><text:soft-page-break/><text:span text:style-name="T3">deltaY -</text:span> <text:span text:style-name="T76">Retorna a quantidade de rolagem vertical da roda do mouse, </text:span><text:span text:style-name="T77">positivo pra baixo e negativo pra cima, se não 0</text:span><text:span text:style-name="T76"> (eixo y): </text:span><text:span text:style-name="T39">evento.deltaY </text:span></text:p>
      <text:p text:style-name="P66"/>
      <text:p text:style-name="P66"><text:span text:style-name="T3">deltaZ -</text:span> <text:span text:style-name="T77">Retorna a quantidade de deslocamento da roda do mouse para o eixo z, positivo para dentro e negativo para fora, se não 0: </text:span><text:span text:style-name="T39">evento.deltaZ </text:span></text:p>
      <text:p text:style-name="P66"/>
      <text:p text:style-name="P66"><text:span text:style-name="T3">deltaMode -</text:span> <text:span text:style-name="T77">Retorna um numero que representa a unidade de medição para valores delta (0=pixels, 1=linhas, 2=pagina): </text:span><text:span text:style-name="T39">evento.deltaMode </text:span></text:p>
      <text:p text:style-name="P10">_____________________________________________________________________</text:p>
      <text:h text:style-name="P2" text:outline-level="2">Eventos de Teclado</text:h>
      <text:p text:style-name="P22"><text:span text:style-name="T3">keydown -</text:span> Evento disparado quando uma tecla é pressionada:</text:p>
      <text:p text:style-name="P75">elemento.addEventListener(“<text:span text:style-name="T10">keydown</text:span><text:span text:style-name="T7">”</text:span>, ) </text:p>
      <text:p text:style-name="P105">&lt;<text:span text:style-name="T2">elemento on</text:span><text:span text:style-name="T10">keydown</text:span><text:span text:style-name="T2">=” “</text:span>&gt; &lt;/<text:span text:style-name="T2">elemento</text:span>&gt; </text:p>
      <text:p text:style-name="P10"/>
      <text:p text:style-name="P22"><text:span text:style-name="T3">keypress -</text:span> Evento disparado quando uma tecla é mantida pressionada:</text:p>
      <text:p text:style-name="P75">elemento.addEventListener(“<text:span text:style-name="T10">keypress</text:span><text:span text:style-name="T7">”</text:span>, ) </text:p>
      <text:p text:style-name="P105">&lt;<text:span text:style-name="T2">elemento on</text:span><text:span text:style-name="T10">keypress</text:span><text:span text:style-name="T2">=” “</text:span>&gt; &lt;/<text:span text:style-name="T2">elemento</text:span>&gt; </text:p>
      <text:p text:style-name="P10"/>
      <text:p text:style-name="P22"><text:span text:style-name="T3">keyup -</text:span> Evento disparado quando uma tecla é liberada / solta:</text:p>
      <text:p text:style-name="P75">elemento.addEventListener(“<text:span text:style-name="T10">keyup</text:span><text:span text:style-name="T7">”</text:span>, ) </text:p>
      <text:p text:style-name="P105">&lt;<text:span text:style-name="T2">elemento on</text:span><text:span text:style-name="T10">keyup</text:span><text:span text:style-name="T2">=” “</text:span>&gt; &lt;/<text:span text:style-name="T2">elemento</text:span>&gt; </text:p>
      <text:p text:style-name="P11"/>
      <text:p text:style-name="P64"><text:span text:style-name="T3">altKey -</text:span> Retorna um valor booleano verificando se a tecla ALT foi pressionada: <text:span text:style-name="T25">evento.altKey </text:span></text:p>
      <text:p text:style-name="P11"/>
      <text:p text:style-name="P64"><text:span text:style-name="T3">ctrlKey -</text:span> Retorna um valor booleano verificando se a tecla CTRL foi pressionada: <text:span text:style-name="T25">evento.ctrlKey </text:span></text:p>
      <text:p text:style-name="P11"/>
      <text:p text:style-name="P11"/>
      <text:p text:style-name="P64"><text:soft-page-break/><text:span text:style-name="T3">metaKey -</text:span> Retorna um valor booleano verificando se a tecla “META” foi pressionada: <text:span text:style-name="T25">evento.metaKey </text:span></text:p>
      <text:p text:style-name="P11"/>
      <text:p text:style-name="P64"><text:span text:style-name="T3">shiftKey -</text:span> Retorna um valor booleano verificando se a tecla SHIFT foi pressionada: <text:span text:style-name="T25">evento.shiftKey </text:span></text:p>
      <text:p text:style-name="P11"><text:span text:style-name="T25"/></text:p>
      <text:p text:style-name="P65"><text:span text:style-name="T3">key -</text:span> Retorna o valor da tecla pressionada: <text:span text:style-name="T25">evento.key </text:span></text:p>
      <text:p text:style-name="P11"/>
      <text:p text:style-name="P65"><text:span text:style-name="T3">location -</text:span> Retorna a localização da tecla pressionada: <text:span text:style-name="T25">evento.location </text:span></text:p>
      <text:p text:style-name="P11">_____________________________________________________________________</text:p>
      <text:h text:style-name="P2" text:outline-level="2">Eventos de <text:span text:style-name="T23">O</text:span>bjetos / <text:span text:style-name="T23">F</text:span>rames / <text:span text:style-name="T23">B</text:span>ody</text:h>
      <text:p text:style-name="P23"><text:span text:style-name="T3">abort -</text:span> Evento disparado quando <text:span text:style-name="T11">o carregamento </text:span><text:span text:style-name="T24">de um elemento é abortado</text:span><text:span text:style-name="T11">:</text:span></text:p>
      <text:p text:style-name="P76">elemento.addEventListener(“<text:span text:style-name="T11">abort</text:span><text:span text:style-name="T7">”</text:span>, ) </text:p>
      <text:p text:style-name="P106">&lt;<text:span text:style-name="T2">elemento on</text:span><text:span text:style-name="T11">abort</text:span><text:span text:style-name="T2">=” “</text:span>&gt; &lt;/<text:span text:style-name="T2">elemento</text:span>&gt; </text:p>
      <text:p text:style-name="P10"/>
      <text:p text:style-name="P24"><text:span text:style-name="T3">beforeunload -</text:span> <text:span text:style-name="T12">Evento disparado antes do documento ser descarregado / fechado:</text:span></text:p>
      <text:p text:style-name="P77">elemento.addEventListener(“<text:span text:style-name="T12">beforeunload</text:span><text:span text:style-name="T7">”</text:span>, ) </text:p>
      <text:p text:style-name="P53"><text:span text:style-name="T25">&lt;</text:span><text:span text:style-name="T26">elemento on</text:span><text:span text:style-name="T47">beforeunload</text:span><text:span text:style-name="T26">=” “</text:span><text:span text:style-name="T25">&gt; &lt;/</text:span><text:span text:style-name="T26">elemento</text:span><text:span text:style-name="T25">&gt; </text:span></text:p>
      <text:p text:style-name="P128"/>
      <text:p text:style-name="P25"><text:span text:style-name="T3">error -</text:span> Evento disparado quando ocorre algum erro no carregamento de arquivos externos (documento, imagem, video etc.):</text:p>
      <text:p text:style-name="P77">elemento.addEventListener(“<text:span text:style-name="T12">error</text:span><text:span text:style-name="T7">”</text:span>, ) </text:p>
      <text:p text:style-name="P53"><text:span text:style-name="T25">&lt;</text:span><text:span text:style-name="T26">elemento on</text:span><text:span text:style-name="T47">error</text:span><text:span text:style-name="T26">=” “</text:span><text:span text:style-name="T25">&gt; &lt;/</text:span><text:span text:style-name="T26">elemento</text:span><text:span text:style-name="T25">&gt; </text:span></text:p>
      <text:p text:style-name="P10"/>
      <text:p text:style-name="P25"><text:span text:style-name="T3">load -</text:span> Evento disparado quando um elemento é carregado:</text:p>
      <text:p text:style-name="P77">elemento.addEventListener(“<text:span text:style-name="T12">load</text:span><text:span text:style-name="T7">”</text:span>, ) </text:p>
      <text:p text:style-name="P53"><text:span text:style-name="T25">&lt;</text:span><text:span text:style-name="T26">elemento on</text:span><text:span text:style-name="T47">load</text:span><text:span text:style-name="T26">=” “</text:span><text:span text:style-name="T25">&gt; &lt;/</text:span><text:span text:style-name="T26">elemento</text:span><text:span text:style-name="T25">&gt; </text:span></text:p>
      <text:p text:style-name="P25"><text:soft-page-break/><text:span text:style-name="T3">pageshow -</text:span> Evento disparado quando uma pagina é mostrada / <text:span text:style-name="T13">carregada:</text:span></text:p>
      <text:p text:style-name="P78">elemento.addEventListener(“<text:span text:style-name="T13">pageshow</text:span><text:span text:style-name="T7">”</text:span>, ) </text:p>
      <text:p text:style-name="P107">&lt;<text:span text:style-name="T2">elemento </text:span><text:span text:style-name="T13">onpageshow</text:span><text:span text:style-name="T2">=” “</text:span>&gt; &lt;/<text:span text:style-name="T2">elemento</text:span>&gt; </text:p>
      <text:p text:style-name="P10"/>
      <text:p text:style-name="P27"><text:span text:style-name="T3">pagehide -</text:span> Evento disparado quando uma pagina deixa de ser mostrada / é fechada:</text:p>
      <text:p text:style-name="P78">elemento.addEventListener(“<text:span text:style-name="T13">pagehide</text:span><text:span text:style-name="T7">”</text:span>, ) </text:p>
      <text:p text:style-name="P107">&lt;<text:span text:style-name="T2">elemento </text:span><text:span text:style-name="T13">onpagehide</text:span><text:span text:style-name="T2">=” “</text:span>&gt; &lt;/<text:span text:style-name="T2">elemento</text:span>&gt; </text:p>
      <text:p text:style-name="P10"/>
      <text:p text:style-name="P27"><text:span text:style-name="T3">resize -</text:span> Evento disparado quando o elemento é redimensionado:</text:p>
      <text:p text:style-name="P78">elemento.addEventListener(“<text:span text:style-name="T13">resize</text:span><text:span text:style-name="T7">”</text:span>, ) </text:p>
      <text:p text:style-name="P107">&lt;<text:span text:style-name="T2">elemento </text:span><text:span text:style-name="T13">onresize </text:span><text:span text:style-name="T2">=” “</text:span>&gt; &lt;/<text:span text:style-name="T2">elemento</text:span>&gt; </text:p>
      <text:p text:style-name="P27"/>
      <text:p text:style-name="P27"><text:span text:style-name="T3">scroll -</text:span> Evento disparado quando a pagina é rolada:</text:p>
      <text:p text:style-name="P78">elemento.addEventListener(“<text:span text:style-name="T13">scroll</text:span><text:span text:style-name="T7">”</text:span>, ) </text:p>
      <text:p text:style-name="P107">&lt;<text:span text:style-name="T2">elemento </text:span><text:span text:style-name="T13">onscroll</text:span><text:span text:style-name="T2">=” “</text:span>&gt; &lt;/<text:span text:style-name="T2">elemento</text:span>&gt; </text:p>
      <text:p text:style-name="P27"/>
      <text:p text:style-name="P27"><text:span text:style-name="T3">unload -</text:span> Evento disparado quando a pagina é fechada / descarregada:</text:p>
      <text:p text:style-name="P78">elemento.addEventListener(“<text:span text:style-name="T13">unload</text:span><text:span text:style-name="T7">”</text:span>, ) </text:p>
      <text:p text:style-name="P107">&lt;<text:span text:style-name="T2">elemento </text:span><text:span text:style-name="T13">onunload</text:span><text:span text:style-name="T2">=” “</text:span>&gt; &lt;/<text:span text:style-name="T2">elemento</text:span>&gt; </text:p>
      <text:p text:style-name="P12">_____________________________________________________________________</text:p>
      <text:h text:style-name="P2" text:outline-level="2">Eventos de Formulario</text:h>
      <text:p text:style-name="P28"><text:span text:style-name="T3">blur -</text:span> Evento disparado quando o elemento perde o foco / seleção:</text:p>
      <text:p text:style-name="P79">elemento.addEventListener(“<text:span text:style-name="T14">blur</text:span><text:span text:style-name="T7">”</text:span>, ) </text:p>
      <text:p text:style-name="P50"><text:span text:style-name="T25">&lt;</text:span><text:span text:style-name="T26">elemento </text:span><text:span text:style-name="T27">on</text:span><text:span text:style-name="T44">blur</text:span><text:span text:style-name="T26">=” “</text:span><text:span text:style-name="T25">&gt; &lt;/</text:span><text:span text:style-name="T26">elemento</text:span><text:span text:style-name="T25">&gt; </text:span></text:p>
      <text:p text:style-name="P129"/>
      <text:p text:style-name="P28"><text:span text:style-name="T3">change -</text:span> <text:span text:style-name="T15">Evento disparado quando o conteudo do elemento é alterado:</text:span></text:p>
      <text:p text:style-name="P80">elemento.addEventListener(“<text:span text:style-name="T15">change</text:span><text:span text:style-name="T7">”</text:span>, ) </text:p>
      <text:p text:style-name="P149"><text:span text:style-name="T25">&lt;</text:span><text:span text:style-name="T26">elemento </text:span><text:span text:style-name="T27">on</text:span><text:span text:style-name="T52">change</text:span><text:span text:style-name="T26">=” “</text:span><text:span text:style-name="T25">&gt; &lt;/</text:span><text:span text:style-name="T26">elemento</text:span><text:span text:style-name="T25">&gt; </text:span></text:p>
      <text:p text:style-name="P29"><text:soft-page-break/><text:span text:style-name="T3">focus -</text:span> <text:span text:style-name="T16">Evento disparado quando o elemento recebe o foco / é selecionado:</text:span></text:p>
      <text:p text:style-name="P81">elemento.addEventListener(“<text:span text:style-name="T16">focus</text:span><text:span text:style-name="T7">”</text:span>, ) </text:p>
      <text:p text:style-name="P108">&lt;<text:span text:style-name="T2">elemento </text:span><text:span text:style-name="T13">on</text:span><text:span text:style-name="T16">focus</text:span><text:span text:style-name="T2">=” “</text:span>&gt; &lt;/<text:span text:style-name="T2">elemento</text:span>&gt; </text:p>
      <text:p text:style-name="P27"/>
      <text:p text:style-name="P30"><text:span text:style-name="T3">focusin -</text:span> <text:span text:style-name="T17">Evento disparado quando o elemento esta prestes a receber o foco:</text:span></text:p>
      <text:p text:style-name="P82">elemento.addEventListener(“<text:span text:style-name="T16">focus</text:span><text:span text:style-name="T17">in</text:span><text:span text:style-name="T7">”</text:span>, ) </text:p>
      <text:p text:style-name="P109">&lt;<text:span text:style-name="T2">elemento </text:span><text:span text:style-name="T13">on</text:span><text:span text:style-name="T16">focus</text:span><text:span text:style-name="T17">in</text:span><text:span text:style-name="T2">=” “</text:span>&gt; &lt;/<text:span text:style-name="T2">elemento</text:span>&gt; </text:p>
      <text:p text:style-name="P27"/>
      <text:p text:style-name="P31"><text:span text:style-name="T3">focusout -</text:span> Evento disparado quando o elemento esta prestes a perder o foco:</text:p>
      <text:p text:style-name="P83">elemento.addEventListener(“<text:span text:style-name="T18">focusout</text:span><text:span text:style-name="T7">”</text:span>, ) </text:p>
      <text:p text:style-name="P110">&lt;<text:span text:style-name="T2">elemento </text:span><text:span text:style-name="T13">on</text:span><text:span text:style-name="T16">f</text:span><text:span text:style-name="T18">ocusout</text:span><text:span text:style-name="T2">=” “</text:span>&gt; &lt;/<text:span text:style-name="T2">elemento</text:span>&gt; </text:p>
      <text:p text:style-name="P27"/>
      <text:p text:style-name="P31"><text:span text:style-name="T3">input -</text:span> <text:span text:style-name="T19">Evento disparado quando o </text:span><text:span text:style-name="T78">input recebe uma entrada</text:span><text:span text:style-name="T19">:</text:span></text:p>
      <text:p text:style-name="P84">elemento.addEventListener(“<text:span text:style-name="T19">input</text:span><text:span text:style-name="T7">”</text:span>, ) </text:p>
      <text:p text:style-name="P111">&lt;<text:span text:style-name="T2">elemento </text:span><text:span text:style-name="T19">oninput</text:span><text:span text:style-name="T2">=” “</text:span>&gt; &lt;/<text:span text:style-name="T2">elemento</text:span>&gt; </text:p>
      <text:p text:style-name="P27"/>
      <text:p text:style-name="P32"><text:span text:style-name="T3">invalid -</text:span> Evento disparado quando um elemento é invalido:</text:p>
      <text:p text:style-name="P84">elemento.addEventListener(“<text:span text:style-name="T19">invalid</text:span><text:span text:style-name="T7">”</text:span>, ) </text:p>
      <text:p text:style-name="P51"><text:span text:style-name="T25">&lt;</text:span><text:span text:style-name="T26">elemento </text:span><text:span text:style-name="T27">on</text:span><text:span text:style-name="T45">invalid</text:span><text:span text:style-name="T26">=” “</text:span><text:span text:style-name="T25">&gt; &lt;/</text:span><text:span text:style-name="T26">elemento</text:span><text:span text:style-name="T25">&gt; </text:span></text:p>
      <text:p text:style-name="P32"><text:span text:style-name="T3"/></text:p>
      <text:p text:style-name="P32"><text:span text:style-name="T3">reset -</text:span> Evento disparado quando o botão reset do formulario é pressionado, ou seja, quando ele é redefinido:</text:p>
      <text:p text:style-name="P84">elemento.addEventListener(“<text:span text:style-name="T19">reset</text:span><text:span text:style-name="T7">”</text:span>, ) </text:p>
      <text:p text:style-name="P51"><text:span text:style-name="T25">&lt;</text:span><text:span text:style-name="T26">elemento </text:span><text:span text:style-name="T27">on</text:span><text:span text:style-name="T45">reset</text:span><text:span text:style-name="T26">=” “</text:span><text:span text:style-name="T25">&gt; &lt;/</text:span><text:span text:style-name="T26">elemento</text:span><text:span text:style-name="T25">&gt; </text:span></text:p>
      <text:p text:style-name="P130"/>
      <text:p text:style-name="P32"><text:span text:style-name="T3">search -</text:span> Evento disparado quando algo é escrito em um campo input search:</text:p>
      <text:p text:style-name="P84">elemento.addEventListener(“<text:span text:style-name="T19">search</text:span><text:span text:style-name="T7">”</text:span>, ) </text:p>
      <text:p text:style-name="P51"><text:span text:style-name="T25">&lt;</text:span><text:span text:style-name="T45">input type=”search”</text:span><text:span text:style-name="T26"> </text:span><text:span text:style-name="T27">on</text:span><text:span text:style-name="T45">search</text:span><text:span text:style-name="T26">=” “</text:span><text:span text:style-name="T25">&gt; &lt;/</text:span><text:span text:style-name="T45">input</text:span><text:span text:style-name="T25">&gt; </text:span></text:p>
      <text:p text:style-name="P32"><text:soft-page-break/><text:span text:style-name="T3">select -</text:span> Evento disparado logo após a seleção de um texto &lt;text&gt; e &lt;textarea&gt;:</text:p>
      <text:p text:style-name="P84">elemento.addEventListener(“<text:span text:style-name="T19">select</text:span><text:span text:style-name="T7">”</text:span>, ) </text:p>
      <text:p text:style-name="P111">&lt;<text:span text:style-name="T2">elemento </text:span><text:span text:style-name="T13">on</text:span><text:span text:style-name="T19">select</text:span><text:span text:style-name="T2">=” “</text:span>&gt; &lt;/<text:span text:style-name="T2">elemento</text:span>&gt; </text:p>
      <text:p text:style-name="P27"/>
      <text:p text:style-name="P32"><text:span text:style-name="T3">submit -</text:span> <text:span text:style-name="T20">Evento disparado quando o botão submit do formulario é clicado, ou seja, quando os dados do formulario são enviados:</text:span></text:p>
      <text:p text:style-name="P85">elemento.addEventListener(“<text:span text:style-name="T20">submit</text:span><text:span text:style-name="T7">”</text:span>, ) </text:p>
      <text:p text:style-name="P112">&lt;<text:span text:style-name="T2">elemento </text:span><text:span text:style-name="T13">on</text:span><text:span text:style-name="T20">submit</text:span><text:span text:style-name="T2">=” “</text:span>&gt; &lt;/<text:span text:style-name="T2">elemento</text:span>&gt; </text:p>
      <text:p text:style-name="P13">_____________________________________________________________________</text:p>
      <text:h text:style-name="P2" text:outline-level="2">Eventos de Drag / Arrastar</text:h>
      <text:p text:style-name="P33"><text:span text:style-name="T3">drag -</text:span> Evento disparado quando um elemento é arrastado:</text:p>
      <text:p text:style-name="P86">elemento.addEventListener(“<text:span text:style-name="T21">drag</text:span><text:span text:style-name="T7">”</text:span>, ) </text:p>
      <text:p text:style-name="P113">&lt;<text:span text:style-name="T2">elemento </text:span><text:span text:style-name="T13">on</text:span><text:span text:style-name="T21">drag</text:span><text:span text:style-name="T2">=” “</text:span>&gt; &lt;/<text:span text:style-name="T2">elemento</text:span>&gt; </text:p>
      <text:p text:style-name="P33"/>
      <text:p text:style-name="P33"><text:span text:style-name="T3">dragend -</text:span> Evento disparado quando um elemento deixa de ser arrastado:</text:p>
      <text:p text:style-name="P86">elemento.addEventListener(“<text:span text:style-name="T21">dragend</text:span><text:span text:style-name="T7">”</text:span>, ) </text:p>
      <text:p text:style-name="P113">&lt;<text:span text:style-name="T2">elemento </text:span><text:span text:style-name="T13">on</text:span><text:span text:style-name="T21">dragend</text:span><text:span text:style-name="T2">=” “</text:span>&gt; &lt;/<text:span text:style-name="T2">elemento</text:span>&gt; </text:p>
      <text:p text:style-name="P33"/>
      <text:p text:style-name="P33"><text:span text:style-name="T3">dragenter -</text:span> Evento disparado quando o elemento arrastado entra no elemento alvo:</text:p>
      <text:p text:style-name="P87">elemento.addEventListener(“<text:span text:style-name="T22">dragenter</text:span><text:span text:style-name="T7">”</text:span>, ) </text:p>
      <text:p text:style-name="P114">&lt;<text:span text:style-name="T2">elemento </text:span><text:span text:style-name="T13">on</text:span><text:span text:style-name="T22">dragenter</text:span><text:span text:style-name="T2">=” “</text:span>&gt; &lt;/<text:span text:style-name="T2">elemento</text:span>&gt; </text:p>
      <text:p text:style-name="P33"/>
      <text:p text:style-name="P33"><text:span text:style-name="T3">dragleave -</text:span> Evento disparado quando o elemento arrastado deixa o elemento alvo:</text:p>
      <text:p text:style-name="P87">elemento.addEventListener(“<text:span text:style-name="T22">dragleave</text:span><text:span text:style-name="T7">”</text:span>, ) </text:p>
      <text:p text:style-name="P114">&lt;<text:span text:style-name="T2">elemento </text:span><text:span text:style-name="T22">ondragleave</text:span><text:span text:style-name="T2">=” “</text:span>&gt; &lt;/<text:span text:style-name="T2">elemento</text:span>&gt; </text:p>
      <text:p text:style-name="P33"/>
      <text:p text:style-name="P33"><text:soft-page-break/><text:span text:style-name="T3">dragover -</text:span> Evento disparado quando o elemento arrastado esta sobre o elemento alvo:</text:p>
      <text:p text:style-name="P87">elemento.addEventListener(“<text:span text:style-name="T22">dragover</text:span><text:span text:style-name="T7">”</text:span>, ) </text:p>
      <text:p text:style-name="P114">&lt;<text:span text:style-name="T2">elemento </text:span><text:span text:style-name="T22">ondragover</text:span><text:span text:style-name="T2">=” “</text:span>&gt; &lt;/<text:span text:style-name="T2">elemento</text:span>&gt; </text:p>
      <text:p text:style-name="P33"/>
      <text:p text:style-name="P33"><text:span text:style-name="T3">dragstart -</text:span> Evento disparado quando o elemento começa a ser arrastado:</text:p>
      <text:p text:style-name="P86">elemento.addEventListener(“<text:span text:style-name="T21">dragstart</text:span><text:span text:style-name="T7">”</text:span>, ) </text:p>
      <text:p text:style-name="P113">&lt;<text:span text:style-name="T2">elemento </text:span><text:span text:style-name="T13">on</text:span><text:span text:style-name="T21">dragstart</text:span><text:span text:style-name="T2">=” “</text:span>&gt; &lt;/<text:span text:style-name="T2">elemento</text:span>&gt; </text:p>
      <text:p text:style-name="P33"/>
      <text:p text:style-name="P33"><text:span text:style-name="T3">drop -</text:span> Evento disparado quando o elemento arrastado é solto:</text:p>
      <text:p text:style-name="P86">elemento.addEventListener(“<text:span text:style-name="T21">drop</text:span><text:span text:style-name="T7">”</text:span>, ) </text:p>
      <text:p text:style-name="P56"><text:span text:style-name="T25">&lt;</text:span><text:span text:style-name="T26">elemento </text:span><text:span text:style-name="T27">on</text:span><text:span text:style-name="T51">drop</text:span><text:span text:style-name="T26">=” “</text:span><text:span text:style-name="T25">&gt; &lt;/</text:span><text:span text:style-name="T26">elemento</text:span><text:span text:style-name="T25">&gt; </text:span></text:p>
      <text:p text:style-name="P14">_____________________________________________________________________</text:p>
      <text:h text:style-name="P2" text:outline-level="2">Eventos d<text:span text:style-name="T71">a</text:span> Area de Transferencia / Clipboard</text:h>
      <text:p text:style-name="P34"><text:span text:style-name="T3">copy -</text:span> Evento disparado quando o conteudo de um elemento é copiado:</text:p>
      <text:p text:style-name="P87">elemento.addEventListener(“<text:span text:style-name="T22">copy</text:span><text:span text:style-name="T7">”</text:span>, ) </text:p>
      <text:p text:style-name="P49"><text:span text:style-name="T25">&lt;</text:span><text:span text:style-name="T26">elemento </text:span><text:span text:style-name="T27">on</text:span><text:span text:style-name="T43">copy</text:span><text:span text:style-name="T26">=” “</text:span><text:span text:style-name="T25">&gt; &lt;/</text:span><text:span text:style-name="T26">elemento</text:span><text:span text:style-name="T25">&gt; </text:span></text:p>
      <text:p text:style-name="P114"/>
      <text:p text:style-name="P34"><text:span text:style-name="T3">cut -</text:span> Evento disparado quando o conteudo de um elemento é recortado:</text:p>
      <text:p text:style-name="P87">elemento.addEventListener(“<text:span text:style-name="T22">cut</text:span><text:span text:style-name="T7">”</text:span>, ) </text:p>
      <text:p text:style-name="P49"><text:span text:style-name="T25">&lt;</text:span><text:span text:style-name="T26">elemento </text:span><text:span text:style-name="T27">on</text:span><text:span text:style-name="T43">cut</text:span><text:span text:style-name="T26">=” “</text:span><text:span text:style-name="T25">&gt; &lt;/</text:span><text:span text:style-name="T26">elemento</text:span><text:span text:style-name="T25">&gt; </text:span></text:p>
      <text:p text:style-name="P131"/>
      <text:p text:style-name="P34"><text:span text:style-name="T3">paste -</text:span> Evento disparado quando o conteudo de um elemento <text:s/>é colado:</text:p>
      <text:p text:style-name="P87">elemento.addEventListener(“<text:span text:style-name="T22">paste</text:span><text:span text:style-name="T7">”</text:span>, ) </text:p>
      <text:p text:style-name="P114">&lt;<text:span text:style-name="T2">elemento </text:span><text:span text:style-name="T13">on</text:span><text:span text:style-name="T22">paste</text:span><text:span text:style-name="T2">=” “</text:span>&gt; &lt;/<text:span text:style-name="T2">elemento</text:span>&gt; </text:p>
      <text:p text:style-name="P14"/>
      <text:p text:style-name="P14"/>
      <text:p text:style-name="P14"/>
      <text:p text:style-name="P14">_____________________________________________________________________</text:p>
      <text:h text:style-name="P2" text:outline-level="2"><text:soft-page-break/>Eventos de Impressão</text:h>
      <text:p text:style-name="P35"><text:span text:style-name="T3">afterprint -</text:span> Evento disparado quando a pagina termina de ser impressa:</text:p>
      <text:p text:style-name="P88">elemento.addEventListener(“<text:span text:style-name="T23">afterprint</text:span><text:span text:style-name="T7">”</text:span>, ) </text:p>
      <text:p text:style-name="P115">&lt;<text:span text:style-name="T2">elemento </text:span><text:span text:style-name="T13">on</text:span><text:span text:style-name="T23">afterprint</text:span><text:span text:style-name="T2">=” “</text:span>&gt; &lt;/<text:span text:style-name="T2">elemento</text:span>&gt; </text:p>
      <text:p text:style-name="P35"/>
      <text:p text:style-name="P35"><text:span text:style-name="T3">beforeprint -</text:span> Evento disparado quando a pagina esta prestes a ser impressa:</text:p>
      <text:p text:style-name="P88">elemento.addEventListener(“<text:span text:style-name="T23">beforeprint</text:span><text:span text:style-name="T7">”</text:span>, ) </text:p>
      <text:p text:style-name="P55"><text:span text:style-name="T25">&lt;</text:span><text:span text:style-name="T26">elemento </text:span><text:span text:style-name="T27">on</text:span><text:span text:style-name="T49">beforeprint</text:span><text:span text:style-name="T26">=” “</text:span><text:span text:style-name="T25">&gt; &lt;/</text:span><text:span text:style-name="T26">elemento</text:span><text:span text:style-name="T25">&gt; </text:span></text:p>
      <text:p text:style-name="P15">_____________________________________________________________________</text:p>
      <text:h text:style-name="P2" text:outline-level="2">Eventos de Midia</text:h>
      <text:p text:style-name="P36"><text:span text:style-name="T3">abort -</text:span> Evento disparado quando o carregamento de uma midia (video, audio etc.) é interrompido:</text:p>
      <text:p text:style-name="P89">elemento.addEventListener(“<text:span text:style-name="T24">abort</text:span><text:span text:style-name="T7">”</text:span>, ) </text:p>
      <text:p text:style-name="P52"><text:span text:style-name="T25">&lt;</text:span><text:span text:style-name="T26">elemento </text:span><text:span text:style-name="T27">on</text:span><text:span text:style-name="T50">abort</text:span><text:span text:style-name="T26">=” “</text:span><text:span text:style-name="T25">&gt; &lt;/</text:span><text:span text:style-name="T26">elemento</text:span><text:span text:style-name="T25">&gt; </text:span></text:p>
      <text:p text:style-name="P132"/>
      <text:p text:style-name="P36"><text:span text:style-name="T3">canplay -</text:span> <text:span text:style-name="T53">Evento disparado quando o navegador permite reproduzir o audio ou video especificado:</text:span></text:p>
      <text:p text:style-name="P90">elemento.addEventListener(“<text:span text:style-name="T53">canplay</text:span><text:span text:style-name="T7">”</text:span>, ) </text:p>
      <text:p text:style-name="P54"><text:span text:style-name="T25">&lt;</text:span><text:span text:style-name="T26">elemento </text:span><text:span text:style-name="T27">on</text:span><text:span text:style-name="T48">canplay</text:span><text:span text:style-name="T26">=” “</text:span><text:span text:style-name="T25">&gt; &lt;/</text:span><text:span text:style-name="T26">elemento</text:span><text:span text:style-name="T25">&gt; </text:span></text:p>
      <text:p text:style-name="P37"><text:span text:style-name="T3"/></text:p>
      <text:p text:style-name="P37"><text:span text:style-name="T3">canplaythrough -</text:span> <text:span text:style-name="T54">Evento disparado quando o navegador permite reproduzir o audio ou video especificado sem precisar parar para armazenamento em buffer:</text:span></text:p>
      <text:p text:style-name="P91">elemento.addEventListener(“<text:span text:style-name="T54">canplaythrough</text:span><text:span text:style-name="T7">”</text:span>, ) </text:p>
      <text:p text:style-name="P116">&lt;<text:span text:style-name="T2">elemento </text:span><text:span text:style-name="T13">on</text:span><text:span text:style-name="T54">canplaythrough</text:span><text:span text:style-name="T2">=” “</text:span>&gt; &lt;/<text:span text:style-name="T2">elemento</text:span>&gt; </text:p>
      <text:p text:style-name="P36"/>
      <text:p text:style-name="P38"><text:span text:style-name="T3"/></text:p>
      <text:p text:style-name="P38"><text:span text:style-name="T3"/></text:p>
      <text:p text:style-name="P38"><text:soft-page-break/><text:span text:style-name="T3">durationchange -</text:span> Evento disparado quando a duração da midia é alterada:</text:p>
      <text:p text:style-name="P91">elemento.addEventListener(“<text:span text:style-name="T54">durationchange</text:span><text:span text:style-name="T7">”</text:span>, ) </text:p>
      <text:p text:style-name="P116">&lt;<text:span text:style-name="T2">elemento </text:span><text:span text:style-name="T13">on</text:span><text:span text:style-name="T54">durationchange</text:span><text:span text:style-name="T2">=” “</text:span>&gt; &lt;/<text:span text:style-name="T2">elemento</text:span>&gt; </text:p>
      <text:p text:style-name="P36"/>
      <text:p text:style-name="P38"><text:span text:style-name="T3">emptied -</text:span> Evento disparado quando algum problema ocorre e o arquivo de midia fica subitamente indisponivel (quando a conexão é inesperadamente interrompida):</text:p>
      <text:p text:style-name="P91">elemento.addEventListener(“<text:span text:style-name="T54">emptied</text:span><text:span text:style-name="T7">”</text:span>, ) </text:p>
      <text:p text:style-name="P116">&lt;<text:span text:style-name="T2">elemento </text:span><text:span text:style-name="T13">on</text:span><text:span text:style-name="T54">emptied</text:span><text:span text:style-name="T2">=” “</text:span>&gt; &lt;/<text:span text:style-name="T2">elemento</text:span>&gt; </text:p>
      <text:p text:style-name="P36"/>
      <text:p text:style-name="P38"><text:span text:style-name="T3">ended -</text:span> Evento disparado quando a midia chega ao fim:</text:p>
      <text:p text:style-name="P91">elemento.addEventListener(“<text:span text:style-name="T54">ended</text:span><text:span text:style-name="T7">”</text:span>, ) </text:p>
      <text:p text:style-name="P116">&lt;<text:span text:style-name="T2">elemento </text:span><text:span text:style-name="T13">on</text:span><text:span text:style-name="T55">ended</text:span><text:span text:style-name="T2">=” “</text:span>&gt; &lt;/<text:span text:style-name="T2">elemento</text:span>&gt; </text:p>
      <text:p text:style-name="P36"/>
      <text:p text:style-name="P39"><text:span text:style-name="T3">error - </text:span><text:span text:style-name="T56">Evento disparado quando ocorre um erro durante o carregamento de um arquivo de midia:</text:span></text:p>
      <text:p text:style-name="P92">elemento.addEventListener(“<text:span text:style-name="T55">error</text:span><text:span text:style-name="T7">”</text:span>, ) </text:p>
      <text:p text:style-name="P117">&lt;<text:span text:style-name="T2">elemento </text:span><text:span text:style-name="T13">on</text:span><text:span text:style-name="T55">error</text:span><text:span text:style-name="T2">=” “</text:span>&gt; &lt;/<text:span text:style-name="T2">elemento</text:span>&gt; </text:p>
      <text:p text:style-name="P125"/>
      <text:p text:style-name="P39"><text:span text:style-name="T3">loadeddata -</text:span> Evento disparado quando os dados de midia são carregados:</text:p>
      <text:p text:style-name="P92">elemento.addEventListener(“<text:span text:style-name="T55">loadeddata</text:span><text:span text:style-name="T7">”</text:span>, ) </text:p>
      <text:p text:style-name="P117">&lt;<text:span text:style-name="T2">elemento </text:span><text:span text:style-name="T13">on</text:span><text:span text:style-name="T55">loadeddata</text:span><text:span text:style-name="T2">=” “</text:span>&gt; &lt;/<text:span text:style-name="T2">elemento</text:span>&gt; </text:p>
      <text:p text:style-name="P36"/>
      <text:p text:style-name="P39"><text:span text:style-name="T3">loadedmetadata -</text:span> Evento disparado quando os metadados de uma midia (tamanho, duração) são carregados:</text:p>
      <text:p text:style-name="P92">elemento.addEventListener(“<text:span text:style-name="T55">loadedmetadata</text:span><text:span text:style-name="T7">”</text:span>, ) </text:p>
      <text:p text:style-name="P117">&lt;<text:span text:style-name="T2">elemento </text:span><text:span text:style-name="T13">on</text:span><text:span text:style-name="T55">loadedmetadata</text:span><text:span text:style-name="T2">=” “</text:span>&gt; &lt;/<text:span text:style-name="T2">elemento</text:span>&gt; </text:p>
      <text:p text:style-name="P36"/>
      <text:p text:style-name="P39"><text:span text:style-name="T3"/></text:p>
      <text:p text:style-name="P39"><text:soft-page-break/><text:span text:style-name="T3">loadstart -</text:span> Evento disparado quando <text:span text:style-name="T63">o navegador começa a carregar a midia especificada:</text:span></text:p>
      <text:p text:style-name="P93">elemento.addEventListener(“<text:span text:style-name="T64">loadstart</text:span><text:span text:style-name="T7">”</text:span>, ) </text:p>
      <text:p text:style-name="P118">&lt;<text:span text:style-name="T2">elemento </text:span><text:span text:style-name="T13">on</text:span><text:span text:style-name="T64">loadstart</text:span><text:span text:style-name="T2">=” “</text:span>&gt; &lt;/<text:span text:style-name="T2">elemento</text:span>&gt; </text:p>
      <text:p text:style-name="P36"/>
      <text:p text:style-name="P40"><text:span text:style-name="T3">pause -</text:span> Evento disparado quando a midia é pausada:</text:p>
      <text:p text:style-name="P93">elemento.addEventListener(“<text:span text:style-name="T64">pause</text:span><text:span text:style-name="T7">”</text:span>, ) </text:p>
      <text:p text:style-name="P118">&lt;<text:span text:style-name="T2">elemento </text:span><text:span text:style-name="T13">on</text:span><text:span text:style-name="T64">pause</text:span><text:span text:style-name="T2">=” “</text:span>&gt; &lt;/<text:span text:style-name="T2">elemento</text:span>&gt; </text:p>
      <text:p text:style-name="P36"/>
      <text:p text:style-name="P40"><text:span text:style-name="T3">play -</text:span> Evento disparado quando a midia é iniciada ou não esta pausada:</text:p>
      <text:p text:style-name="P93">elemento.addEventListener(“<text:span text:style-name="T64">play</text:span><text:span text:style-name="T7">”</text:span>, ) </text:p>
      <text:p text:style-name="P118">&lt;<text:span text:style-name="T2">elemento </text:span><text:span text:style-name="T13">on</text:span><text:span text:style-name="T64">play</text:span><text:span text:style-name="T2">=” “</text:span>&gt; &lt;/<text:span text:style-name="T2">elemento</text:span>&gt; </text:p>
      <text:p text:style-name="P36"/>
      <text:p text:style-name="P40"><text:span text:style-name="T3">playing -</text:span> Evento disparado quando a midia esta sendo tocada:</text:p>
      <text:p text:style-name="P93">elemento.addEventListener(“<text:span text:style-name="T64">playing</text:span><text:span text:style-name="T7">”</text:span>, ) </text:p>
      <text:p text:style-name="P118">&lt;<text:span text:style-name="T2">elemento </text:span><text:span text:style-name="T13">on</text:span><text:span text:style-name="T64">playing</text:span><text:span text:style-name="T2">=” “</text:span>&gt; &lt;/<text:span text:style-name="T2">elemento</text:span>&gt; </text:p>
      <text:p text:style-name="P36"/>
      <text:p text:style-name="P40"><text:span text:style-name="T3">progress -</text:span> Evento disparado quando o navegador esta baixando a midia:</text:p>
      <text:p text:style-name="P93">elemento.addEventListener(“<text:span text:style-name="T64">progress</text:span><text:span text:style-name="T7">”</text:span>, ) </text:p>
      <text:p text:style-name="P118">&lt;<text:span text:style-name="T2">elemento </text:span><text:span text:style-name="T13">on</text:span><text:span text:style-name="T64">progress</text:span><text:span text:style-name="T2">=” “</text:span>&gt; &lt;/<text:span text:style-name="T2">elemento</text:span>&gt; </text:p>
      <text:p text:style-name="P36"/>
      <text:p text:style-name="P40"><text:span text:style-name="T3">ratechange -</text:span> Evento disparado quando a velocidade de reprodução da midia é alterada:</text:p>
      <text:p text:style-name="P93">elemento.addEventListener(“<text:span text:style-name="T64">ratechange</text:span><text:span text:style-name="T7">”</text:span>, ) </text:p>
      <text:p text:style-name="P48"><text:span text:style-name="T25">&lt;</text:span><text:span text:style-name="T26">elemento </text:span><text:span text:style-name="T27">on</text:span><text:span text:style-name="T42">ratechange</text:span><text:span text:style-name="T26">=” “</text:span><text:span text:style-name="T25">&gt; &lt;/</text:span><text:span text:style-name="T26">elemento</text:span><text:span text:style-name="T25">&gt; </text:span></text:p>
      <text:p text:style-name="P40"><text:span text:style-name="T3"/></text:p>
      <text:p text:style-name="P40"><text:span text:style-name="T3">seeked -</text:span> <text:span text:style-name="T65">Evento disparado quando o ponteiro de reprodução termina de se mover para uma nova posição da midia:</text:span></text:p>
      <text:p text:style-name="P94">elemento.addEventListener(“<text:span text:style-name="T65">seeked</text:span><text:span text:style-name="T7">”</text:span>, ) </text:p>
      <text:p text:style-name="P47"><text:span text:style-name="T25">&lt;</text:span><text:span text:style-name="T26">elemento </text:span><text:span text:style-name="T27">on</text:span><text:span text:style-name="T41">seeked</text:span><text:span text:style-name="T26">=” “</text:span><text:span text:style-name="T25">&gt; &lt;/</text:span><text:span text:style-name="T26">elemento</text:span><text:span text:style-name="T25">&gt; </text:span></text:p>
      <text:p text:style-name="P133"><text:soft-page-break/></text:p>
      <text:p text:style-name="P41"><text:span text:style-name="T3">seeking -</text:span> Evento disparado quando o ponteiro de reprodução começa a se mover para uma nova posição da midia:</text:p>
      <text:p text:style-name="P94">elemento.addEventListener(“<text:span text:style-name="T65">seeking</text:span><text:span text:style-name="T7">”</text:span>, ) </text:p>
      <text:p text:style-name="P119">&lt;<text:span text:style-name="T2">elemento </text:span><text:span text:style-name="T13">on</text:span><text:span text:style-name="T65">seeking</text:span><text:span text:style-name="T2">=” “</text:span>&gt; &lt;/<text:span text:style-name="T2">elemento</text:span>&gt; </text:p>
      <text:p text:style-name="P36"/>
      <text:p text:style-name="P41"><text:span text:style-name="T3">stalled -</text:span> Evento disparado quando o navegador esta tentando obter dados de midia, mas os dados não estão disponiveis:</text:p>
      <text:p text:style-name="P95">elemento.addEventListener(“<text:span text:style-name="T66">stalled</text:span><text:span text:style-name="T7">”</text:span>, ) </text:p>
      <text:p text:style-name="P120">&lt;<text:span text:style-name="T2">elemento </text:span><text:span text:style-name="T13">on</text:span><text:span text:style-name="T66">stalled</text:span><text:span text:style-name="T2">=” “</text:span>&gt; &lt;/<text:span text:style-name="T2">elemento</text:span>&gt; </text:p>
      <text:p text:style-name="P36"/>
      <text:p text:style-name="P42"><text:span text:style-name="T3">suspend -</text:span> Evento disparado quando a reprodução da midia é suspenso, quando o navegador não esta recebendo dados da midia:</text:p>
      <text:p text:style-name="P95">elemento.addEventListener(“<text:span text:style-name="T66">suspend</text:span><text:span text:style-name="T7">”</text:span>, ) </text:p>
      <text:p text:style-name="P120">&lt;<text:span text:style-name="T2">elemento </text:span><text:span text:style-name="T13">on</text:span><text:span text:style-name="T66">suspend</text:span><text:span text:style-name="T2">=” “</text:span>&gt; &lt;/<text:span text:style-name="T2">elemento</text:span>&gt; </text:p>
      <text:p text:style-name="P36"/>
      <text:p text:style-name="P42"><text:span text:style-name="T3">timeupdate -</text:span> Evento disparado quando a posição de reprodução mudar:</text:p>
      <text:p text:style-name="P95">elemento.addEventListener(“<text:span text:style-name="T66">timeupdate</text:span><text:span text:style-name="T7">”</text:span>, ) </text:p>
      <text:p text:style-name="P120">&lt;<text:span text:style-name="T2">elemento </text:span><text:span text:style-name="T13">on</text:span><text:span text:style-name="T66">timeupdate</text:span><text:span text:style-name="T2">=” “</text:span>&gt; &lt;/<text:span text:style-name="T2">elemento</text:span>&gt; </text:p>
      <text:p text:style-name="P36"/>
      <text:p text:style-name="P42"><text:span text:style-name="T3">volumechange -</text:span> Evento disparado quando o volume é alterado:</text:p>
      <text:p text:style-name="P95">elemento.addEventListener(“<text:span text:style-name="T66">volumechange</text:span><text:span text:style-name="T7">”</text:span>, ) </text:p>
      <text:p text:style-name="P43"><text:span text:style-name="T25">&lt;</text:span><text:span text:style-name="T26">elemento </text:span><text:span text:style-name="T27">on</text:span><text:span text:style-name="T28">volumechange</text:span><text:span text:style-name="T26">=” “</text:span><text:span text:style-name="T25">&gt; &lt;/</text:span><text:span text:style-name="T26">elemento</text:span><text:span text:style-name="T25">&gt; </text:span></text:p>
      <text:p text:style-name="P134"/>
      <text:p text:style-name="P42"><text:span text:style-name="T3">waiting -</text:span> Evento disparado quando a midia faz uma pausa, mas é esperado a retomada:</text:p>
      <text:p text:style-name="P95">elemento.addEventListener(“<text:span text:style-name="T66">waiting</text:span><text:span text:style-name="T7">”</text:span>, ) </text:p>
      <text:p text:style-name="P43"><text:span text:style-name="T25">&lt;</text:span><text:span text:style-name="T26">elemento </text:span><text:span text:style-name="T27">on</text:span><text:span text:style-name="T28">waiting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16">_____________________________________________________________________</text:p>
      <text:h text:style-name="P2" text:outline-level="2"><text:soft-page-break/>Eventos de Animação</text:h>
      <text:p text:style-name="P57"><text:span text:style-name="T3">animationend -</text:span> Evento disparado quando uma animação <text:span text:style-name="T67">CSS</text:span> é co<text:span text:style-name="T67">ncluida</text:span>:</text:p>
      <text:p text:style-name="P4"><text:span text:style-name="T25">elemento.addEventListener(“</text:span><text:span text:style-name="T29">animationend</text:span><text:span text:style-name="T30">”</text:span><text:span text:style-name="T25">, ) </text:span></text:p>
      <text:p text:style-name="P16"/>
      <text:p text:style-name="P58"><text:span text:style-name="T3">animationiteration -</text:span> Evento disparado quando uma animação CSS é repetida:</text:p>
      <text:p text:style-name="P4"><text:span text:style-name="T25">elemento.addEventListener(“</text:span><text:span text:style-name="T29">animationiteration</text:span><text:span text:style-name="T30">”</text:span><text:span text:style-name="T25">, ) </text:span></text:p>
      <text:p text:style-name="P16"/>
      <text:p text:style-name="P58"><text:span text:style-name="T3">animationstart -</text:span> Evento disparado quando uma animação CSS é iniciada:</text:p>
      <text:p text:style-name="P4"><text:span text:style-name="T25">elemento.addEventListener(“</text:span><text:span text:style-name="T29">animationstart</text:span><text:span text:style-name="T30">”</text:span><text:span text:style-name="T25">, ) </text:span></text:p>
      <text:p text:style-name="P17"/>
      <text:p text:style-name="P70"><text:span text:style-name="T3">animationName -</text:span> Retorna o nome da animação: <text:span text:style-name="T25">evento.animationName </text:span></text:p>
      <text:p text:style-name="P17"/>
      <text:p text:style-name="P70"><text:span text:style-name="T3">elapsedTime -</text:span> Retorna o tempo em segundos que uma animação esta rodando: <text:span text:style-name="T25">evento.elapsedTime </text:span></text:p>
      <text:p text:style-name="P17">_____________________________________________________________________</text:p>
      <text:h text:style-name="P2" text:outline-level="2">Eventos de Transição</text:h>
      <text:p text:style-name="P58"><text:span text:style-name="T3">transitionend -</text:span> Evento disparado quando uma transição CSS é concluida:</text:p>
      <text:p text:style-name="P5"><text:span text:style-name="T25">elemento.addEventListener(“</text:span><text:span text:style-name="T46">transitionend</text:span><text:span text:style-name="T30">”</text:span><text:span text:style-name="T25">, ) </text:span></text:p>
      <text:p text:style-name="P135"/>
      <text:p text:style-name="P70"><text:span text:style-name="T3">propertyName -</text:span> Retorna o nome da propriedade CSS associada a transição:</text:p>
      <text:p text:style-name="P123">evento.propertyName </text:p>
      <text:p text:style-name="P17"/>
      <text:p text:style-name="P70"><text:span text:style-name="T3">elapsedTime -</text:span> Retorna o tempo em segundos que uma transição esta rodando: <text:span text:style-name="T25">evento.elapsedTime </text:span></text:p>
      <text:p text:style-name="P17"/>
      <text:p text:style-name="P17"/>
      <text:p text:style-name="P17"/>
      <text:p text:style-name="P17">_____________________________________________________________________</text:p>
      <text:h text:style-name="P2" text:outline-level="2"><text:soft-page-break/>Eventos Enviados pelo Servidor</text:h>
      <text:p text:style-name="P59"><text:span text:style-name="T3">error –</text:span> Evento disparado quando um erro ocorre:</text:p>
      <text:p text:style-name="P96">elemento.addEventListener(“<text:span text:style-name="T68">error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error</text:span><text:span text:style-name="T26">=” “</text:span><text:span text:style-name="T25">&gt; &lt;/</text:span><text:span text:style-name="T26">elemento</text:span><text:span text:style-name="T25">&gt; </text:span></text:p>
      <text:p text:style-name="P136"/>
      <text:p text:style-name="P59"><text:span text:style-name="T3">message –</text:span> Evento disparado quando uma mensagem é recebida através da fonte de eventos:</text:p>
      <text:p text:style-name="P96">elemento.addEventListener(“<text:span text:style-name="T68">messag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message</text:span><text:span text:style-name="T26">=” “</text:span><text:span text:style-name="T25">&gt; &lt;/</text:span><text:span text:style-name="T26">elemento</text:span><text:span text:style-name="T25">&gt; </text:span></text:p>
      <text:p text:style-name="P137"/>
      <text:p text:style-name="P59"><text:span text:style-name="T3">open –</text:span> Evento disparado quando a conexão com o servidor é iniciada:</text:p>
      <text:p text:style-name="P96">elemento.addEventListener(“<text:span text:style-name="T68">open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open</text:span><text:span text:style-name="T26">=” “</text:span><text:span text:style-name="T25">&gt; &lt;/</text:span><text:span text:style-name="T26">elemento</text:span><text:span text:style-name="T25">&gt; </text:span></text:p>
      <text:p text:style-name="P18">_____________________________________________________________________</text:p>
      <text:h text:style-name="P2" text:outline-level="2">Eventos Diversos</text:h>
      <text:p text:style-name="P59"><text:span text:style-name="T3">message -</text:span> Evento disparado quando uma mensagem é recebida através ou a partir de um objeto:</text:p>
      <text:p text:style-name="P96">elemento.addEventListener(“<text:span text:style-name="T68">messag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message</text:span><text:span text:style-name="T26">=” “</text:span><text:span text:style-name="T25">&gt; &lt;/</text:span><text:span text:style-name="T26">elemento</text:span><text:span text:style-name="T25">&gt; </text:span></text:p>
      <text:p text:style-name="P136"/>
      <text:p text:style-name="P59"><text:span text:style-name="T3">online -</text:span> Evento disparado quando o browser <text:span text:style-name="T69">começa a funcionar online</text:span>:</text:p>
      <text:p text:style-name="P96">elemento.addEventListener(“<text:span text:style-name="T68">onlin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online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59"><text:span text:style-name="T3">offline -</text:span> Evento disparado quando o browser <text:span text:style-name="T69">começa a funcionar offline</text:span>:</text:p>
      <text:p text:style-name="P96">elemento.addEventListener(“<text:span text:style-name="T68">offlin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offline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59"><text:span text:style-name="T3"/></text:p>
      <text:p text:style-name="P59"><text:soft-page-break/><text:span text:style-name="T3">popstate -</text:span> Evento disparado quando a janela de historico muda:</text:p>
      <text:p text:style-name="P97">elemento.addEventListener(“<text:span text:style-name="T69">popstate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popstate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60"><text:span text:style-name="T3">show -</text:span> Evento disparado quando um elemento de &lt;menu&gt; é mostrado como um menu de contexto:</text:p>
      <text:p text:style-name="P97">elemento.addEventListener(“<text:span text:style-name="T69">show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show</text:span><text:span text:style-name="T26">=” “</text:span><text:span text:style-name="T25">&gt; &lt;/</text:span><text:span text:style-name="T26">elemento</text:span><text:span text:style-name="T25">&gt; </text:span></text:p>
      <text:p text:style-name="P138"/>
      <text:p text:style-name="P60"><text:span text:style-name="T3">storage -</text:span> Evento disparado quando a área de armazenamento web é atualizada:</text:p>
      <text:p text:style-name="P97">elemento.addEventListener(“<text:span text:style-name="T69">storage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storage</text:span><text:span text:style-name="T26">=” “</text:span><text:span text:style-name="T25">&gt; &lt;/</text:span><text:span text:style-name="T26">elemento</text:span><text:span text:style-name="T25">&gt; </text:span></text:p>
      <text:p text:style-name="P139"/>
      <text:p text:style-name="P60"><text:span text:style-name="T3">toggle -</text:span> Evento disparado quando um elemento de &lt;details&gt; é aberto ou fechado:</text:p>
      <text:p text:style-name="P97">elemento.addEventListener(“<text:span text:style-name="T69">toggle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toggle</text:span><text:span text:style-name="T26">=” “</text:span><text:span text:style-name="T25">&gt; &lt;/</text:span><text:span text:style-name="T26">elemento</text:span><text:span text:style-name="T25">&gt; </text:span></text:p>
      <text:p text:style-name="P19"/>
      <text:p text:style-name="P69"><text:span text:style-name="T3">persisted –</text:span> Retorna um valor booleano verificando se a pagina web foi armazenada em cache pelo navegador: <text:span text:style-name="T25">evento.persisted </text:span></text:p>
      <text:p text:style-name="P19"/>
      <text:p text:style-name="P67"><text:span text:style-name="T3">re</text:span><text:span text:style-name="T5">lated</text:span><text:span text:style-name="T3">Target - </text:span><text:span text:style-name="T57">Retorna o elemento </text:span><text:span text:style-name="T58">que </text:span><text:span text:style-name="T59">disparou</text:span><text:span text:style-name="T58"> o evento</text:span><text:span text:style-name="T57">: </text:span><text:span text:style-name="T60">evento.re</text:span><text:span text:style-name="T62">late</text:span><text:span text:style-name="T60">dTarget </text:span></text:p>
      <text:p text:style-name="P19">_____________________________________________________________________</text:p>
      <text:h text:style-name="P2" text:outline-level="2">Eventos de toque na tela</text:h>
      <text:p text:style-name="P62"><text:span text:style-name="T3">touchcancel -</text:span> Evento disparado quando o toque é <text:span text:style-name="T70">interrompido / finalizado:</text:span></text:p>
      <text:p text:style-name="P98">elemento.addEventListener(“<text:span text:style-name="T70">touchcancel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cancel</text:span><text:span text:style-name="T26">=” “</text:span><text:span text:style-name="T25">&gt; &lt;/</text:span><text:span text:style-name="T26">elemento</text:span><text:span text:style-name="T25">&gt; </text:span></text:p>
      <text:p text:style-name="P16"><text:soft-page-break/></text:p>
      <text:p text:style-name="P63"><text:span text:style-name="T3">touchend -</text:span> Evento disparado quando o dedo é retirado na tela de toque:</text:p>
      <text:p text:style-name="P98">elemento.addEventListener(“<text:span text:style-name="T70">touchend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touchend</text:span><text:span text:style-name="T26">=” “</text:span><text:span text:style-name="T25">&gt; &lt;/</text:span><text:span text:style-name="T26">elemento</text:span><text:span text:style-name="T25">&gt; </text:span></text:p>
      <text:p text:style-name="P140"/>
      <text:p text:style-name="P63"><text:span text:style-name="T3">touchmove -</text:span> Evento disparado quando o dedo é movido na tela de toque:</text:p>
      <text:p text:style-name="P98">elemento.addEventListener(“<text:span text:style-name="T70">touchmove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touchmove</text:span><text:span text:style-name="T26">=” “</text:span><text:span text:style-name="T25">&gt; &lt;/</text:span><text:span text:style-name="T26">elemento</text:span><text:span text:style-name="T25">&gt; </text:span></text:p>
      <text:p text:style-name="P140"/>
      <text:p text:style-name="P63"><text:span text:style-name="T3">touchstart -</text:span> Evento disparado quando o dedo toca a tela:</text:p>
      <text:p text:style-name="P98">elemento.addEventListener(“<text:span text:style-name="T70">touchstart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touchstart</text:span><text:span text:style-name="T26">=” “</text:span><text:span text:style-name="T25">&gt; &lt;/</text:span><text:span text:style-name="T26">elemento</text:span><text:span text:style-name="T25">&gt; </text:span></text:p>
      <text:p text:style-name="P20">_____________________________________________________________________</text:p>
      <text:h text:style-name="P2" text:outline-level="2">Eventos de URL</text:h>
      <text:p text:style-name="P26"><text:span text:style-name="T3">hashchange -</text:span> Evento disparado quando ocorre alguma alteração da âncora da URL: </text:p>
      <text:p text:style-name="P99">elemento.addEventListener(“<text:span text:style-name="T12">hashchange</text:span><text:span text:style-name="T7">”</text:span>, ) </text:p>
      <text:p text:style-name="P121">&lt;<text:span text:style-name="T2">elemento on</text:span><text:span text:style-name="T12">hashchange</text:span><text:span text:style-name="T2">=” “</text:span>&gt; &lt;/<text:span text:style-name="T2">elemento</text:span>&gt; </text:p>
      <text:p text:style-name="P16"/>
      <text:p text:style-name="P68"><text:span text:style-name="T3">newURL - </text:span><text:span text:style-name="T56">Retorna a URL do documento após uma alteração: </text:span><text:span text:style-name="T61">evento.newURL </text:span></text:p>
      <text:p text:style-name="P141"/>
      <text:p text:style-name="P68"><text:span text:style-name="T3">oldURL -</text:span> Retorna a URL do documento antes de uma alteração: <text:span text:style-name="T40">evento.oldURL </text:span></text:p>
      <text:p text:style-name="P21">_____________________________________________________________________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7:13:26.128042884</meta:creation-date>
    <dc:date>2023-02-24T23:15:43.364868369</dc:date>
    <meta:editing-duration>PT10H8M30S</meta:editing-duration>
    <meta:editing-cycles>33</meta:editing-cycles>
    <meta:generator>LibreOffice/7.0.4.2$Linux_X86_64 LibreOffice_project/00$Build-2</meta:generator>
    <meta:document-statistic meta:table-count="0" meta:image-count="0" meta:object-count="0" meta:page-count="17" meta:paragraph-count="318" meta:word-count="2094" meta:character-count="17474" meta:non-whitespace-character-count="15492"/>
  </office:meta>
</office:document-meta>
</file>